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7.2639in" fo:margin-left="0.2431in" table:align="left" style:writing-mode="lr-tb"/>
    </style:style>
    <style:style style:name="Table1.A" style:family="table-column">
      <style:table-column-properties style:column-width="0.5625in"/>
    </style:style>
    <style:style style:name="Table1.B" style:family="table-column">
      <style:table-column-properties style:column-width="3.3438in"/>
    </style:style>
    <style:style style:name="Table1.C" style:family="table-column">
      <style:table-column-properties style:column-width="3.357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4972in" table:align="left" style:writing-mode="lr-tb"/>
    </style:style>
    <style:style style:name="Table4.A" style:family="table-column">
      <style:table-column-properties style:column-width="2.5in"/>
    </style:style>
    <style:style style:name="Table4.B" style:family="table-column">
      <style:table-column-properties style:column-width="2.9938in"/>
    </style:style>
    <style:style style:name="Table4.C" style:family="table-column">
      <style:table-column-properties style:column-width="2.0035in"/>
    </style:style>
    <style:style style:name="Table4.1" style:family="table-row">
      <style:table-row-properties fo:keep-together="auto"/>
    </style:style>
    <style:style style:name="Table4.A1" style:family="table-cell">
      <style:table-cell-properties style:vertical-align="top" fo:padding="0.0382in" fo:border="none" style:writing-mode="lr-tb"/>
    </style:style>
    <style:style style:name="Table5" style:family="table">
      <style:table-properties style:width="7.4972in" table:align="left" style:writing-mode="lr-tb"/>
    </style:style>
    <style:style style:name="Table5.A" style:family="table-column">
      <style:table-column-properties style:column-width="2.5in"/>
    </style:style>
    <style:style style:name="Table5.B" style:family="table-column">
      <style:table-column-properties style:column-width="2.9938in"/>
    </style:style>
    <style:style style:name="Table5.C" style:family="table-column">
      <style:table-column-properties style:column-width="2.0035in"/>
    </style:style>
    <style:style style:name="Table5.1" style:family="table-row">
      <style:table-row-properties fo:keep-together="auto"/>
    </style:style>
    <style:style style:name="Table5.A1" style:family="table-cell">
      <style:table-cell-properties style:vertical-align="top" fo:padding="0.0382in" fo:border="none" style:writing-mode="lr-tb"/>
    </style:style>
    <style:style style:name="Table6" style:family="table">
      <style:table-properties style:width="7.575in" fo:margin-left="-0.075in" table:align="left" style:writing-mode="lr-tb"/>
    </style:style>
    <style:style style:name="Table6.A" style:family="table-column">
      <style:table-column-properties style:column-width="3.2in"/>
    </style:style>
    <style:style style:name="Table6.B" style:family="table-column">
      <style:table-column-properties style:column-width="4.37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6.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7" style:family="table">
      <style:table-properties style:width="4.8208in" table:align="left" style:writing-mode="lr-tb"/>
    </style:style>
    <style:style style:name="Table7.A" style:family="table-column">
      <style:table-column-properties style:column-width="1.9875in"/>
    </style:style>
    <style:style style:name="Table7.B" style:family="table-column">
      <style:table-column-properties style:column-width="2.8333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7.2639in" fo:margin-left="0.2431in" table:align="left" style:writing-mode="lr-tb"/>
    </style:style>
    <style:style style:name="Table8.A" style:family="table-column">
      <style:table-column-properties style:column-width="3.75in"/>
    </style:style>
    <style:style style:name="Table8.B" style:family="table-column">
      <style:table-column-properties style:column-width="3.513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2639in" fo:margin-left="0.2431in" table:align="left" style:writing-mode="lr-tb"/>
    </style:style>
    <style:style style:name="Table9.A" style:family="table-column">
      <style:table-column-properties style:column-width="3.6243in"/>
    </style:style>
    <style:style style:name="Table9.B" style:family="table-column">
      <style:table-column-properties style:column-width="3.6396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Code">
      <style:paragraph-properties style:snap-to-layout-grid="false"/>
    </style:style>
    <style:style style:name="P3" style:family="paragraph" style:parent-style-name="Code">
      <style:text-properties style:font-name-asian="Courier New"/>
    </style:style>
    <style:style style:name="P4" style:family="paragraph" style:parent-style-name="Standard">
      <style:paragraph-properties style:snap-to-layout-grid="false"/>
    </style:style>
    <style:style style:name="P5" style:family="paragraph" style:parent-style-name="Standard">
      <style:paragraph-properties style:snap-to-layout-grid="false"/>
      <style:text-properties fo:font-size="11pt" style:font-size-asian="11pt"/>
    </style:style>
    <style:style style:name="P6" style:family="paragraph" style:parent-style-name="Problem_20_Question">
      <style:paragraph-properties fo:margin-top="0in" fo:margin-bottom="0in" loext:contextual-spacing="false" fo:text-align="start" style:justify-single-word="false">
        <style:tab-stops>
          <style:tab-stop style:position="0.5in"/>
          <style:tab-stop style:position="3in"/>
        </style:tab-stops>
      </style:paragraph-properties>
    </style:style>
    <style:style style:name="P7" style:family="paragraph" style:parent-style-name="Problem_20_Question">
      <style:paragraph-properties fo:margin-top="0in" fo:margin-bottom="0in" loext:contextual-spacing="false" fo:text-align="start" style:justify-single-word="false">
        <style:tab-stops>
          <style:tab-stop style:position="0.5in"/>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able_20_Heading">
      <style:paragraph-properties style:snap-to-layout-grid="false"/>
    </style:style>
    <style:style style:name="P11" style:family="paragraph" style:parent-style-name="Problem_20_Question_20_First">
      <style:text-properties fo:language="fr" fo:country="FR"/>
    </style:style>
    <style:style style:name="P12" style:family="paragraph" style:parent-style-name="Problem_20_Question_20_First">
      <style:paragraph-properties>
        <style:tab-stops>
          <style:tab-stop style:position="0.5in"/>
        </style:tab-stops>
      </style:paragraph-properties>
    </style:style>
    <style:style style:name="P13" style:family="paragraph" style:parent-style-name="Problem_20_Question_20_First">
      <style:text-properties officeooo:paragraph-rsid="001ec630"/>
    </style:style>
    <style:style style:name="P14" style:family="paragraph" style:parent-style-name="Problem_20_Question_20_First">
      <style:paragraph-properties fo:margin-left="0.5in" fo:margin-right="0in" fo:text-indent="-0.25in" style:auto-text-indent="false"/>
    </style:style>
    <style:style style:name="P15" style:family="paragraph" style:parent-style-name="Problem_20_Question_20_First">
      <style:paragraph-properties fo:margin-left="0.5in" fo:margin-right="0in" fo:text-indent="-0.25in" style:auto-text-indent="false"/>
      <style:text-properties fo:language="nb" fo:country="NO" fo:font-weight="bold" style:font-weight-asian="bold"/>
    </style:style>
    <style:style style:name="P16" style:family="paragraph" style:parent-style-name="Code_20_Indented">
      <style:paragraph-properties>
        <style:tab-stops>
          <style:tab-stop style:position="2.1965in"/>
        </style:tab-stops>
      </style:paragraph-properties>
      <style:text-properties officeooo:paragraph-rsid="0011c50f"/>
    </style:style>
    <style:style style:name="P17" style:family="paragraph" style:parent-style-name="Code_20_Indented">
      <style:text-properties officeooo:paragraph-rsid="0011c50f"/>
    </style:style>
    <style:style style:name="P18" style:family="paragraph" style:parent-style-name="Problem_20_Question">
      <style:paragraph-properties fo:text-align="start" style:justify-single-word="false"/>
    </style:style>
    <style:style style:name="P19" style:family="paragraph" style:parent-style-name="Problem_20_Question">
      <style:paragraph-properties fo:text-align="start" style:justify-single-word="false">
        <style:tab-stops>
          <style:tab-stop style:position="0.5in"/>
          <style:tab-stop style:position="3in"/>
        </style:tab-stops>
      </style:paragraph-properties>
    </style:style>
    <style:style style:name="P20" style:family="paragraph" style:parent-style-name="Problem_20_Question">
      <style:paragraph-properties>
        <style:tab-stops>
          <style:tab-stop style:position="0.5in"/>
          <style:tab-stop style:position="3in"/>
        </style:tab-stops>
      </style:paragraph-properties>
    </style:style>
    <style:style style:name="P21" style:family="paragraph" style:parent-style-name="Problem_20_Question">
      <style:text-properties officeooo:paragraph-rsid="0011c50f"/>
    </style:style>
    <style:style style:name="P22" style:family="paragraph" style:parent-style-name="Problem_20_Question">
      <style:paragraph-properties fo:margin-left="0in" fo:margin-right="0in" fo:text-indent="0in" style:auto-text-indent="false" style:snap-to-layout-grid="false"/>
    </style:style>
    <style:style style:name="P23" style:family="paragraph" style:parent-style-name="Style_20_Question_20_Heading_20__2b__20_Box_3a__20__28_Shadowed_20_Single_20_solid_20_line_20_Auto_20__20_1...">
      <style:paragraph-properties fo:break-before="auto" fo:break-after="auto"/>
    </style:style>
    <style:style style:name="P24" style:family="paragraph" style:parent-style-name="License">
      <style:paragraph-properties fo:margin-top="0.0799in" fo:margin-bottom="0.0402in" loext:contextual-spacing="false"/>
    </style:style>
    <style:style style:name="P25" style:family="paragraph" style:parent-style-name="Code_20_not_20_indented">
      <style:paragraph-properties fo:margin-left="0.3071in" fo:margin-right="-0.0035in" fo:text-indent="0in" style:auto-text-indent="false"/>
    </style:style>
    <style:style style:name="P26" style:family="paragraph" style:parent-style-name="Code_20_Mystery_20_not_20_indented">
      <style:paragraph-properties>
        <style:tab-stops>
          <style:tab-stop style:position="2.25in"/>
          <style:tab-stop style:position="2.4744in"/>
        </style:tab-stops>
      </style:paragraph-properties>
    </style:style>
    <style:style style:name="P27" style:family="paragraph" style:parent-style-name="Code_20_Mystery_20_Heading_20_not_20_indented">
      <style:paragraph-properties style:snap-to-layout-grid="false"/>
      <style:text-properties style:font-name="Garamond"/>
    </style:style>
    <style:style style:name="P28" style:family="paragraph" style:parent-style-name="Code_20_Mystery_20_Heading_20_not_20_indented">
      <style:paragraph-properties style:snap-to-layout-grid="false"/>
      <style:text-properties style:font-name="Garamond" fo:language="nb" fo:country="NO"/>
    </style:style>
    <style:style style:name="P29" style:family="paragraph" style:parent-style-name="Style_20_Code_20_not_20_indented_20__2b__20__28_Latin_29__20_9_20_pt">
      <style:text-properties fo:font-size="10pt" style:font-size-asian="10pt" style:font-size-complex="10pt"/>
    </style:style>
    <style:style style:name="P30" style:family="paragraph" style:parent-style-name="Binary_20_Tree_20_in_20_Table">
      <style:paragraph-properties style:snap-to-layout-grid="false"/>
    </style:style>
    <style:style style:name="P31" style:family="paragraph" style:parent-style-name="Binary_20_Tree_20_in_20_Table">
      <style:paragraph-properties fo:text-align="center" style:justify-single-word="false" style:snap-to-layout-grid="false"/>
    </style:style>
    <style:style style:name="P32" style:family="paragraph" style:parent-style-name="Binary_20_Tree_20_in_20_Table">
      <style:paragraph-properties style:snap-to-layout-grid="false"/>
      <style:text-properties fo:font-weight="bold" style:font-weight-asian="bold"/>
    </style:style>
    <style:style style:name="P33" style:family="paragraph" style:parent-style-name="Style_20_Question_20_Heading_20__2b__20_Box_3a__20__28_Shadowed_20_Single_20_solid_20_line_20_Auto_20__20_1...">
      <style:paragraph-properties fo:margin-top="0in" fo:margin-bottom="0.0835in" loext:contextual-spacing="false"/>
    </style:style>
    <style:style style:name="P34" style:family="paragraph" style:parent-style-name="Style_20_Question_20_Heading_20__2b__20_Box_3a__20__28_Shadowed_20_Single_20_solid_20_line_20_Auto_20__20_1...">
      <style:text-properties officeooo:paragraph-rsid="00155d7d"/>
    </style:style>
    <style:style style:name="P35" style:family="paragraph" style:parent-style-name="Code_20_compressed">
      <style:paragraph-properties fo:line-height="0.139in"/>
      <style:text-properties fo:font-size="11pt" style:font-size-asian="11pt" style:font-size-complex="13pt"/>
    </style:style>
    <style:style style:name="P36" style:family="paragraph" style:parent-style-name="Question">
      <style:paragraph-properties fo:margin-top="0.0598in" fo:margin-bottom="0.1665in" loext:contextual-spacing="false"/>
    </style:style>
    <style:style style:name="P37" style:family="paragraph" style:parent-style-name="Heading_20_1" style:master-page-name="Standard">
      <style:paragraph-properties fo:margin-top="0.1665in" fo:margin-bottom="0.1665in" loext:contextual-spacing="false" style:page-number="auto"/>
    </style:style>
    <style:style style:name="P38" style:family="paragraph" style:parent-style-name="Style_20_Question_20_Heading_20__2b__20_Box_3a__20__28_Shadowed_20_Single_20_solid_20_line_20_Auto_20__20_1...">
      <style:text-properties officeooo:paragraph-rsid="001fb0dd"/>
    </style:style>
    <style:style style:name="P39" style:family="paragraph" style:parent-style-name="Style_20_Question_20_Heading_20__2b__20_Box_3a__20__28_Shadowed_20_Single_20_solid_20_line_20_Auto_20__20_1...">
      <style:paragraph-properties fo:break-before="auto" fo:break-after="auto"/>
      <style:text-properties officeooo:paragraph-rsid="001fb0dd"/>
    </style:style>
    <style:style style:name="P40" style:family="paragraph" style:parent-style-name="Code">
      <style:text-properties fo:font-size="12pt" style:font-size-asian="12pt" style:font-size-complex="12pt"/>
    </style:style>
    <style:style style:name="P41" style:family="paragraph" style:parent-style-name="Code">
      <style:text-properties fo:font-size="12pt" officeooo:rsid="0020a80f" officeooo:paragraph-rsid="0020a80f" style:font-size-asian="12pt" style:font-size-complex="12pt"/>
    </style:style>
    <style:style style:name="P42" style:family="paragraph" style:parent-style-name="Problem_20_Question" style:list-style-name="WW8Num29">
      <style:paragraph-properties fo:hyphenation-ladder-count="no-limit"/>
      <style:text-properties fo:language="fr" fo:country="FR" fo:hyphenate="false" fo:hyphenation-remain-char-count="2" fo:hyphenation-push-char-count="2"/>
    </style:style>
    <style:style style:name="P43" style:family="paragraph" style:parent-style-name="Problem_20_Question" style:list-style-name="WW8Num27">
      <style:paragraph-properties fo:margin-top="0in" fo:margin-bottom="0in" loext:contextual-spacing="false" fo:hyphenation-ladder-count="no-limit"/>
      <style:text-properties officeooo:paragraph-rsid="0011c50f" fo:hyphenate="false" fo:hyphenation-remain-char-count="2" fo:hyphenation-push-char-count="2"/>
    </style:style>
    <style:style style:name="P44"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paragraph-rsid="0011c50f" fo:hyphenate="false" fo:hyphenation-remain-char-count="2" fo:hyphenation-push-char-count="2"/>
    </style:style>
    <style:style style:name="P45" style:family="paragraph" style:parent-style-name="Problem_20_Question" style:list-style-name="WW8Num20">
      <style:paragraph-properties fo:margin-top="0.25in" fo:margin-bottom="0.0835in" loext:contextual-spacing="false" fo:hyphenation-ladder-count="no-limit">
        <style:tab-stops>
          <style:tab-stop style:position="1.75in"/>
        </style:tab-stops>
      </style:paragraph-properties>
      <style:text-properties fo:language="nb" fo:country="NO" fo:hyphenate="false" fo:hyphenation-remain-char-count="2" fo:hyphenation-push-char-count="2"/>
    </style:style>
    <style:style style:name="P46" style:family="paragraph" style:parent-style-name="Problem_20_Question" style:list-style-name="WW8Num13">
      <style:paragraph-properties fo:margin-left="0.75in" fo:margin-right="0in" fo:margin-top="0in" fo:margin-bottom="0in" loext:contextual-spacing="false" fo:hyphenation-ladder-count="no-limit" fo:text-indent="-0.25in" style:auto-text-indent="false">
        <style:tab-stops>
          <style:tab-stop style:position="0.75in"/>
        </style:tab-stops>
      </style:paragraph-properties>
      <style:text-properties fo:hyphenate="false" fo:hyphenation-remain-char-count="2" fo:hyphenation-push-char-count="2"/>
    </style:style>
    <style:style style:name="P47" style:family="paragraph" style:parent-style-name="Question" style:list-style-name="WW8Num13">
      <style:paragraph-properties fo:margin-left="0.75in" fo:margin-right="0in" fo:margin-top="0in" fo:margin-bottom="0in" loext:contextual-spacing="false" fo:text-indent="-0.25in" style:auto-text-indent="false">
        <style:tab-stops>
          <style:tab-stop style:position="0.75in"/>
        </style:tab-stops>
      </style:paragraph-properties>
    </style:style>
    <style:style style:name="P48" style:family="paragraph" style:parent-style-name="Code_20_compressed">
      <style:paragraph-properties fo:line-height="0.139in"/>
      <style:text-properties fo:font-size="11pt" style:font-size-asian="11pt" style:font-size-complex="13pt"/>
    </style:style>
    <style:style style:name="P49" style:family="paragraph" style:parent-style-name="Code_20_compressed">
      <style:text-properties officeooo:rsid="001fb0dd" officeooo:paragraph-rsid="001fb0dd"/>
    </style:style>
    <style:style style:name="P50" style:family="paragraph" style:parent-style-name="Problem_20_Question_20_First" style:list-style-name="WW8Num23">
      <style:text-properties fo:language="fr" fo:country="FR"/>
    </style:style>
    <style:style style:name="P51" style:family="paragraph" style:parent-style-name="Problem_20_Question_20_First">
      <style:text-properties officeooo:rsid="001fb0dd" officeooo:paragraph-rsid="001fb0d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c630"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c8ff9" style:font-weight-asian="bold" style:font-weight-complex="bold"/>
    </style:style>
    <style:style style:name="T7" style:family="text">
      <style:text-properties fo:language="nb" fo:country="NO"/>
    </style:style>
    <style:style style:name="T8" style:family="text">
      <style:text-properties style:font-name-asian="Courier New"/>
    </style:style>
    <style:style style:name="T9" style:family="text">
      <style:text-properties officeooo:rsid="0003fb7e" style:font-name-asian="Courier New"/>
    </style:style>
    <style:style style:name="T10" style:family="text">
      <style:text-properties officeooo:rsid="0007cc97" style:font-name-asian="Courier New"/>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1pt" style:font-size-asian="11pt"/>
    </style:style>
    <style:style style:name="T14" style:family="text">
      <style:text-properties officeooo:rsid="000357b4"/>
    </style:style>
    <style:style style:name="T15" style:family="text">
      <style:text-properties officeooo:rsid="0003fb7e"/>
    </style:style>
    <style:style style:name="T16" style:family="text">
      <style:text-properties officeooo:rsid="0007cc97"/>
    </style:style>
    <style:style style:name="T17" style:family="text">
      <style:text-properties officeooo:rsid="000d0270"/>
    </style:style>
    <style:style style:name="T18" style:family="text">
      <style:text-properties officeooo:rsid="00139344"/>
    </style:style>
    <style:style style:name="T19" style:family="text">
      <style:text-properties officeooo:rsid="00155d7d"/>
    </style:style>
    <style:style style:name="T20" style:family="text">
      <style:text-properties officeooo:rsid="0015effa"/>
    </style:style>
    <style:style style:name="T21" style:family="text">
      <style:text-properties style:font-name="Times New Roman" style:font-name-complex="Times New Roman"/>
    </style:style>
    <style:style style:name="T22" style:family="text">
      <style:text-properties officeooo:rsid="0017a317"/>
    </style:style>
    <style:style style:name="T23" style:family="text">
      <style:text-properties officeooo:rsid="0019bfd8"/>
    </style:style>
    <style:style style:name="T24" style:family="text">
      <style:text-properties officeooo:rsid="001b26d4"/>
    </style:style>
    <style:style style:name="T25" style:family="text">
      <style:text-properties officeooo:rsid="001ec630"/>
    </style:style>
    <style:style style:name="T26" style:family="text">
      <style:text-properties fo:font-style="normal" officeooo:rsid="001ec630" style:font-style-asian="normal" style:font-style-complex="normal"/>
    </style:style>
    <style:style style:name="T27" style:family="text">
      <style:text-properties officeooo:rsid="001fb0dd"/>
    </style:style>
    <style:style style:name="T28" style:family="text">
      <style:text-properties officeooo:rsid="0020a80f"/>
    </style:style>
    <style:style style:name="T29" style:family="text">
      <style:text-properties officeooo:rsid="0020a85a"/>
    </style:style>
    <style:style style:name="T30"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S 106<text:span text:style-name="T23">X</text:span> <text:span text:style-name="T20">Sample </text:span>Final Exam #<text:span text:style-name="T20">1</text:span></text:p>
      <text:p text:style-name="P9">This sample exam is intended to demonstrate an example of some of the kinds of problems that will be asked on the actual final exam. <text:s/>We do not guarantee that the number of questions in this sample exam will match the number on the real exam, nor that every kind of problem shown here will exactly match the kinds of problems shown on the final exam, though the real exam will be generally similar overall. <text:s/>Also, to save paper, this exam does not provide blank pages for writing space. <text:s/>The real exam will provide more blank space for you to write your answers.</text:p>
      <text:p text:style-name="Standard"/>
      <text:p text:style-name="P39"><text:span text:style-name="T27">1</text:span>.<text:tab/>Linked Lists (<text:span text:style-name="T27">read</text:span>)</text:p>
      <text:p text:style-name="P51">Consider the following linked list of <text:span text:style-name="HTML_20_Code">ListNode</text:span> objects, with pointer front that points to the first node:</text:p>
      <text:p text:style-name="Code">front -&gt; [10] -&gt; [20] -&gt; [40] -&gt; [30] -&gt; [90] -&gt; [80] -&gt; [70] -&gt; [60] -&gt; [100] -&gt; [0] /</text:p>
      <text:p text:style-name="Code"/>
      <text:p text:style-name="P51">Draw the state of the linked list after the following code runs on it<text:span text:style-name="T28">. <text:s/>If a given node is removed from the list, you don't need to draw that node, only the ones that remain reachable in the original list.</text:span></text:p>
      <text:p text:style-name="P40"/>
      <text:p text:style-name="P40">void <text:span text:style-name="T5">linkedListMystery1</text:span>(ListNode*&amp; front) {</text:p>
      <text:p text:style-name="P40"><text:s text:c="4"/>ListNode* curr = front;</text:p>
      <text:p text:style-name="P40"><text:s text:c="4"/>while (curr != nullptr) {</text:p>
      <text:p text:style-name="P40"><text:s text:c="8"/>if (curr-&gt;next != nullptr &amp;&amp; curr-&gt;data &gt; curr-&gt;next-&gt;data) {</text:p>
      <text:p text:style-name="P41"><text:s text:c="12"/>curr-&gt;data++;</text:p>
      <text:p text:style-name="P40"><text:s text:c="12"/>ListNode* temp = curr-&gt;next;</text:p>
      <text:p text:style-name="P40"><text:s text:c="12"/>curr-&gt;next = curr-&gt;next-&gt;next;</text:p>
      <text:p text:style-name="P40"><text:s text:c="12"/>temp-&gt;next = curr;</text:p>
      <text:p text:style-name="P40"><text:s text:c="8"/>}</text:p>
      <text:p text:style-name="P40"><text:s text:c="8"/>curr = curr-&gt;next;</text:p>
      <text:p text:style-name="P40"><text:s text:c="4"/>}</text:p>
      <text:p text:style-name="P40">}</text:p>
      <text:p text:style-name="P49"/>
      <text:p text:style-name="Bottom_20_of_20_Problem"/>
      <text:p text:style-name="P38"><text:span text:style-name="T27">2</text:span>.<text:tab/>Linked Lists (write)</text:p>
      <text:p text:style-name="P13">Write a function <text:span text:style-name="Code_20_Fragment"><text:span text:style-name="T5">expand</text:span></text:span> <text:span text:style-name="T25">that manipulates a linked list represented by a chain of </text:span><text:span text:style-name="HTML_20_Code"><text:span text:style-name="T24">ListNode</text:span></text:span><text:span text:style-name="T24"> structures as shown in </text:span>lecture and section <text:span text:style-name="T2">(see reference sheet)</text:span>. <text:s/>The function accepts<text:span text:style-name="T24"> two parameters: a reference to a </text:span><text:span text:style-name="HTML_20_Code"><text:span text:style-name="T24">ListNode</text:span></text:span><text:span text:style-name="T24"> pointer to the front of the list, and </text:span>an integer parameter <text:span text:style-name="T1">k</text:span><text:span text:style-name="T3">. <text:s/></text:span><text:span text:style-name="T26">Your function's behavior is to </text:span>replace each node of the list with <text:span text:style-name="T1">k</text:span> new nodes, each containing a fraction of the original node's value. <text:s/>Specifically, if the original node's value was <text:span text:style-name="T2">v</text:span>, each new node's value should be <text:span text:style-name="T2">v</text:span> / <text:span text:style-name="T2">k</text:span>. <text:s/>Suppose a <text:span text:style-name="T25">variable named </text:span><text:span text:style-name="HTML_20_Code"><text:span text:style-name="T25">list</text:span></text:span><text:span text:style-name="T25"> points to the front of a list storing </text:span>the following values:</text:p>
      <text:p text:style-name="P17">{12, 34, -8, 3, 46}</text:p>
      <text:p text:style-name="P21">The call of <text:span text:style-name="Code_20_Fragment">expand(</text:span><text:span text:style-name="Code_20_Fragment"><text:span text:style-name="T25">list, </text:span></text:span><text:span text:style-name="Code_20_Fragment">2);</text:span> would change the list to store the following elements. <text:s/>Notice how 12 becomes two 6es, and 34 becomes two 17s, and -8 becomes two -4s, and so on. <text:s/>The value 3 doesn't divide evenly by 2, so each new element is the result of truncated integer division of 3 / 2, which yields 1. <text:s/>The 46 becomes two 23s.</text:p>
      <text:p text:style-name="P17">{6, 6, 17, 17, -4, -4, 1, 1, 23, 23}</text:p>
      <text:p text:style-name="P21">If we had instead made the call of <text:span text:style-name="Code_20_Fragment">expand(</text:span><text:span text:style-name="Code_20_Fragment"><text:span text:style-name="T25">list, </text:span></text:span><text:span text:style-name="Code_20_Fragment">3);</text:span> on the original list, the list would store the following elements:</text:p>
      <text:p text:style-name="P16">{4, 4, 4, 11, 11, 11, -2, -2, -2, 1, 1, 1, 15, 15, 15}</text:p>
      <text:p text:style-name="P21">If the list is empty, it should remain empty after the call. <text:s/>If the value of <text:span text:style-name="T2">k</text:span> passed is 0, you should remove all elements from the list. <text:s/>If the value of <text:span text:style-name="T2">k</text:span> passed is negative, do not modify the list and instead throw an integer <text:span text:style-name="T5">exception</text:span>.</text:p>
      <text:p text:style-name="P21">For full credit, obey the following restrictions in your solution:</text:p>
      <text:list xml:id="list7707559283422038622" text:style-name="WW8Num27">
        <text:list-item>
          <text:p text:style-name="P43">Do not<text:span text:style-name="T5"> modify the </text:span><text:span text:style-name="Code_20_Fragment"><text:span text:style-name="T5">data</text:span></text:span><text:span text:style-name="T5"> field </text:span>of any nodes; you must solve the problem by changing links between nodes and adding newly created nodes to the list. <text:s/>This means that the list's original nodes must be discarded as they are replaced by the new expanded nodes your code is creating.</text:p>
        </text:list-item>
        <text:list-item>
          <text:p text:style-name="P43">Do not use any auxiliary <text:span text:style-name="T5">data structures</text:span> such as arrays, vectors, queues, maps, sets, strings, etc.</text:p>
        </text:list-item>
        <text:list-item>
          <text:p text:style-name="P44">Do not<text:span text:style-name="T5"> leak memory</text:span>; if you remove nodes from the list, free their associated memory.</text:p>
        </text:list-item>
        <text:list-item>
          <text:p text:style-name="P44">Your code must run in no worse than <text:span text:style-name="T5">O(</text:span><text:span text:style-name="Variable_20_Name"><text:span text:style-name="T5">N</text:span></text:span><text:span text:style-name="T5">) time</text:span>, where <text:span text:style-name="Variable_20_Name">N</text:span> is the length of the list.<text:span text:style-name="T25"> <text:s/>Furthermore, for full credit you must not make any unnecessary passes over the list.</text:span></text:p>
        </text:list-item>
      </text:list>
      <text:p text:style-name="Bottom_20_of_20_Problem"/>
      <text:p text:style-name="Style_20_Question_20_Heading_20__2b__20_Box_3a__20__28_Shadowed_20_Single_20_solid_20_line_20_Auto_20__20_1..."><text:span text:style-name="T29">3</text:span>.<text:tab/>Binary Search Trees (read)</text:p>
      <text:p text:style-name="Problem_20_Question"><text:span text:style-name="T4">(a)</text:span> Write the binary search tree that would result if these elements were <text:span text:style-name="T5">added</text:span> to an empty <text:span text:style-name="T5">binary search tree</text:span> (a simple BST, not a re-balancing AVL tree) in this order:</text:p>
      <text:list xml:id="list1856391025662921833" text:style-name="WW8Num29">
        <text:list-item>
          <text:p text:style-name="P42">Dodo, Eaglet, Rabbit, Cat, Alice, Jabberwock, Hatter, Tweedledee, Queen, Bill</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roblem_20_Question"><text:span text:style-name="T4">(b)</text:span> Write the elements of your above tree in the order they would be visited by each kind of <text:span text:style-name="T5">traversal</text:span>:</text:p>
      <text:list xml:id="list4097290345284355494" text:style-name="WW8Num20">
        <text:list-item>
          <text:p text:style-name="P45">Pre-order:<text:tab/>____________________________________________________________________</text:p>
        </text:list-item>
        <text:list-item>
          <text:p text:style-name="P45">In-order:<text:tab/>____________________________________________________________________</text:p>
        </text:list-item>
        <text:list-item>
          <text:p text:style-name="P45">Post-order:<text:tab/>____________________________________________________________________</text:p>
        </text:list-item>
      </text:list>
      <text:p text:style-name="P15"/>
      <text:p text:style-name="P14"><text:span text:style-name="T4">(c)</text:span> Now draw what would happen to your tree from the end of (a) if the following values were <text:span text:style-name="T5">removed</text:span>, in this order (assuming that the BST remove function follows the algorithm shown in the class lecture slides):</text:p>
      <text:list xml:id="list2039350944649407902" text:style-name="WW8Num23">
        <text:list-item>
          <text:p text:style-name="P50">Hatter, Cat, Rabbit, Dodo</text:p>
        </text:list-item>
      </text:list>
      <text:p text:style-name="P11"/>
      <text:p text:style-name="P11"/>
      <text:p text:style-name="P11"/>
      <text:p text:style-name="P11"/>
      <text:p text:style-name="P11"/>
      <text:p text:style-name="P11"/>
      <text:p text:style-name="P11"/>
      <text:p text:style-name="P11"/>
      <text:p text:style-name="P11"/>
      <text:p text:style-name="P11"/>
      <text:p text:style-name="Problem_20_Question_20_First"/>
      <text:p text:style-name="Bottom_20_of_20_Problem"/>
      <text:p text:style-name="P23"><text:soft-page-break/><text:span text:style-name="T29">4</text:span>.<text:tab/>Binary Trees (write)</text:p>
      <text:p text:style-name="Problem_20_Question_20_First">Write a function <text:span text:style-name="Code_20_Fragment"><text:span text:style-name="T4">swapChildrenAtLevel</text:span></text:span> t<text:span text:style-name="T24">hat</text:span> <text:span text:style-name="T24">manipulates a binary tree</text:span> <text:span text:style-name="T24">of </text:span><text:span text:style-name="HTML_20_Code"><text:span text:style-name="T24">TreeNode</text:span></text:span><text:span text:style-name="T24"> structures as shown in class </text:span>representing an unordered binary tree (see <text:span text:style-name="T19">reference</text:span> sheet). <text:s/>Your function should accept<text:span text:style-name="T24"> two parameters: a reference to a pointer to the root of a tree, and</text:span> an integer <text:span text:style-name="T2">k</text:span><text:span text:style-name="T24">, </text:span>and <text:span text:style-name="T24">should </text:span>swap the left and right children of all nodes at level <text:span text:style-name="T2">k</text:span>. <text:s/>In other words, after your function is run, any node at level (<text:span text:style-name="T2">k</text:span>+1) that used to be its parent's left child should now be its parent's right child and vice versa. <text:s/>For this problem, the overall root of a tree is defined to be at level 1, its children are at level 2, etc. <text:s/>The table below shows the result of calling this<text:span text:style-name="T24"> function on a particular tree</text:span>.</text:p>
      <text:p text:style-name="Code"><text:span text:style-name="T24">TreeNode* </text:span>tree<text:span text:style-name="T24"> = ...</text:span>;</text:p>
      <text:p text:style-name="Code">...</text:p>
      <text:p text:style-name="Code">swapChildrenAtLevel(<text:span text:style-name="T24">tree, </text:span><text:span text:style-name="T4">2</text:span>);</text:p>
      <text:p text:style-name="Cod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Level</text:p>
          </table:table-cell>
          <table:table-cell table:style-name="Table1.A1" office:value-type="string">
            <text:p text:style-name="P10">Before Call</text:p>
          </table:table-cell>
          <table:table-cell table:style-name="Table1.C1" office:value-type="string">
            <text:p text:style-name="P10">After Call</text:p>
          </table:table-cell>
        </table:table-row>
        <table:table-row table:style-name="Table1.1">
          <table:table-cell table:style-name="Table1.A1" office:value-type="string">
            <text:p text:style-name="P30"/>
            <text:p text:style-name="P31">1</text:p>
            <text:p text:style-name="P31"/>
            <text:p text:style-name="P31"/>
            <text:p text:style-name="P31"/>
            <text:p text:style-name="P31"/>
            <text:p text:style-name="P31">2</text:p>
            <text:p text:style-name="P31"/>
            <text:p text:style-name="P31"/>
            <text:p text:style-name="P31"/>
            <text:p text:style-name="P31"/>
            <text:p text:style-name="P31">3</text:p>
            <text:p text:style-name="P31"/>
            <text:p text:style-name="P31"/>
            <text:p text:style-name="P31"/>
            <text:p text:style-name="P31"/>
            <text:p text:style-name="P31">4</text:p>
          </table:table-cell>
          <table:table-cell table:style-name="Table1.A1" office:value-type="string">
            <text:p text:style-name="P30"><text:s text:c="18"/>+----+</text:p>
            <text:p text:style-name="Binary_20_Tree_20_in_20_Table"><text:s text:c="18"/>| 42 |</text:p>
            <text:p text:style-name="Binary_20_Tree_20_in_20_Table"><text:s text:c="18"/>+----+</text:p>
            <text:p text:style-name="Binary_20_Tree_20_in_20_Table"><text:s text:c="15"/>/ <text:s text:c="9"/>\</text:p>
            <text:p text:style-name="Binary_20_Tree_20_in_20_Table"><text:s text:c="12"/>/ <text:s text:c="15"/>\</text:p>
            <text:p text:style-name="Binary_20_Tree_20_in_20_Table"><text:s text:c="7"/>+----+ <text:s text:c="15"/>+----+</text:p>
            <text:p text:style-name="Binary_20_Tree_20_in_20_Table"><text:s text:c="7"/>| 19 | <text:s text:c="15"/>| 65 |</text:p>
            <text:p text:style-name="Binary_20_Tree_20_in_20_Table"><text:s text:c="7"/>+----+ <text:s text:c="15"/>+----+</text:p>
            <text:p text:style-name="Binary_20_Tree_20_in_20_Table"><text:s text:c="6"/>/ <text:s text:c="5"/>\ <text:s text:c="13"/>/</text:p>
            <text:p text:style-name="Binary_20_Tree_20_in_20_Table"><text:s text:c="5"/>/ <text:s text:c="7"/>\ <text:s text:c="11"/>/</text:p>
            <text:p text:style-name="Binary_20_Tree_20_in_20_Table"><text:s/>+----+ <text:s text:c="4"/>+----+ <text:s text:c="5"/>+----+</text:p>
            <text:p text:style-name="Binary_20_Tree_20_in_20_Table"><text:s/>| 54 | <text:s text:c="4"/>| 32 | <text:s text:c="5"/>| 23 |</text:p>
            <text:p text:style-name="Binary_20_Tree_20_in_20_Table"><text:s/>+----+ <text:s text:c="4"/>+----+ <text:s text:c="5"/>+----+</text:p>
            <text:p text:style-name="Binary_20_Tree_20_in_20_Table"><text:s text:c="13"/>/</text:p>
            <text:p text:style-name="Binary_20_Tree_20_in_20_Table"><text:s text:c="12"/>/</text:p>
            <text:p text:style-name="Binary_20_Tree_20_in_20_Table"><text:s text:c="9"/>+----+</text:p>
            <text:p text:style-name="Binary_20_Tree_20_in_20_Table"><text:s text:c="9"/>| 12 |</text:p>
            <text:p text:style-name="Binary_20_Tree_20_in_20_Table"><text:s text:c="9"/>+----+</text:p>
          </table:table-cell>
          <table:table-cell table:style-name="Table1.C1" office:value-type="string">
            <text:p text:style-name="P30"><text:s text:c="20"/>+----+</text:p>
            <text:p text:style-name="P30"><text:s text:c="20"/>| 42 |</text:p>
            <text:p text:style-name="P30"><text:s text:c="20"/>+----+</text:p>
            <text:p text:style-name="P30"><text:s text:c="17"/>/ <text:s text:c="9"/>\</text:p>
            <text:p text:style-name="P30"><text:s text:c="14"/>/ <text:s text:c="15"/>\</text:p>
            <text:p text:style-name="P30"><text:s text:c="9"/>+----+ <text:s text:c="15"/>+----+</text:p>
            <text:p text:style-name="P30"><text:s text:c="9"/>| 19 | <text:s text:c="15"/>| 65 |</text:p>
            <text:p text:style-name="P30"><text:s text:c="9"/>+----+ <text:s text:c="15"/>+----+</text:p>
            <text:p text:style-name="P30"><text:s text:c="8"/>/ <text:s text:c="5"/>\ <text:s text:c="20"/>\ <text:s text:c="4"/></text:p>
            <text:p text:style-name="P30"><text:s text:c="7"/>/ <text:s text:c="7"/>\ <text:s text:c="20"/>\ <text:s text:c="3"/></text:p>
            <text:p text:style-name="P32"><text:s text:c="3"/>+----+ <text:s text:c="4"/>+----+ <text:s text:c="15"/>+----+ </text:p>
            <text:p text:style-name="P32"><text:s text:c="3"/>| 32 | <text:s text:c="4"/>| 54 | <text:s text:c="15"/>| 23 | </text:p>
            <text:p text:style-name="P30"><text:span text:style-name="T4"><text:s text:c="3"/>+----+ <text:s text:c="4"/>+----+ <text:s text:c="15"/>+----+</text:span> </text:p>
            <text:p text:style-name="P30"><text:s text:c="4"/>/</text:p>
            <text:p text:style-name="P30"><text:s text:c="3"/>/</text:p>
            <text:p text:style-name="P30">+----+</text:p>
            <text:p text:style-name="P30">| 12 |</text:p>
            <text:p text:style-name="Binary_20_Tree_20_in_20_Table">+----+</text:p>
          </table:table-cell>
        </table:table-row>
      </table:table>
      <text:p text:style-name="Problem_20_Question">If <text:span text:style-name="T2">k</text:span> is 0 or less than 0, your function should throw an integer <text:span text:style-name="T5">exception</text:span>. <text:s/>If the tree is empty or does not have any nodes at the given level or deeper, it should not be affected by a call to your function.</text:p>
      <text:p text:style-name="Problem_20_Question">For efficiency, your function should not traverse any parts of the tree that it does not need to traverse. <text:s/>Specifically, you should not access any nodes lower than level (<text:span text:style-name="T2">k</text:span>+1), because there is nothing there that would be changed.</text:p>
      <text:p text:style-name="Problem_20_Question">You may define private helper functions to solve this problem<text:span text:style-name="T24">. <text:s/>Do not </text:span>create any data structures such as arrays, vectors, etc. <text:s/>You should not construct any new tree node objects or change the <text:span text:style-name="Code_20_Fragment">data</text:span> of any nodes, though you can declare pointers if you like. <text:s/>Your solution must be <text:span text:style-name="T5">recursive</text:span>.</text:p>
      <text:p text:style-name="Bottom_20_of_20_Problem"/>
      <text:p text:style-name="Style_20_Question_20_Heading_20__2b__20_Box_3a__20__28_Shadowed_20_Single_20_solid_20_line_20_Auto_20__20_1..."><text:span text:style-name="T29">5.</text:span><text:tab/><text:span text:style-name="T22">Hashing </text:span>(read)</text:p>
      <text:p text:style-name="Question_20_First_20_Paragraph">Simulate the behavior of a hash map as described and implemented in lecture. Assume the following:</text:p>
      <text:list xml:id="list2616009351722202591" text:style-name="WW8Num13">
        <text:list-item>
          <text:p text:style-name="P47">the hash table array has an initial capacity of <text:span text:style-name="T5">10</text:span></text:p>
        </text:list-item>
        <text:list-item>
          <text:p text:style-name="P47">the hash table uses <text:span text:style-name="T5">separate chaining</text:span> to resolve collisions</text:p>
        </text:list-item>
        <text:list-item>
          <text:p text:style-name="P47">the <text:span text:style-name="T5">hash function</text:span> returns the absolute value of the integer key, mod the capacity of the hash table</text:p>
        </text:list-item>
        <text:list-item>
          <text:p text:style-name="P47"><text:span text:style-name="T5">rehashing</text:span> occurs at the <text:span text:style-name="T2">end</text:span> of an add where the load factor is <text:span text:style-name="T21">≥</text:span> <text:span text:style-name="T5">0.5</text:span> and doubles the capacity of the hash table</text:p>
        </text:list-item>
      </text:list>
      <text:p text:style-name="P36">Draw an array diagram to show the final state of the hash table after the following operations are performed. <text:s/>Leave a box empty if an array element is unused. <text:s/>Also write the size, capacity, and load factor of the final hash table. <text:s/>You do not have to redraw an entirely new hash table after each element is added or removed, but since the final answer depends on every add/remove being done correctly, you may wish to redraw the table at various important stages to help earn partial credit in case of an error. <text:s/>If you draw various partial or in-progress diagrams or work, please <text:span text:style-name="T5">circle your final answer</text:span>.</text:p>
      <text:p text:style-name="P35">HashMap map;</text:p>
      <text:p text:style-name="P35">map.put(8, 11);</text:p>
      <text:p text:style-name="P35">map.put(26, 9);</text:p>
      <text:p text:style-name="P35">map.put(16, 9);</text:p>
      <text:p text:style-name="P35">map.put(26, 88);</text:p>
      <text:p text:style-name="P35">map.put(196, 44);</text:p>
      <text:p text:style-name="P35">map.put(38, 11);</text:p>
      <text:p text:style-name="P35">map.put(32, 77);</text:p>
      <text:p text:style-name="P35">map.remove(26);</text:p>
      <text:p text:style-name="P35">map.remove(9);</text:p>
      <text:p text:style-name="P35">map.put(100, 44);</text:p>
      <text:p text:style-name="P35">if (map.containsKey(196)) {</text:p>
      <text:p text:style-name="P35"><text:s text:c="4"/>map.remove(44);</text:p>
      <text:p text:style-name="P35">}</text:p>
      <text:p text:style-name="P35">map.put(56, 56);</text:p>
      <text:p text:style-name="P35">map.put(-48, 34);</text:p>
      <text:p text:style-name="Bottom_20_of_20_Problem"/>
      <text:p text:style-name="Style_20_Question_20_Heading_20__2b__20_Box_3a__20__28_Shadowed_20_Single_20_solid_20_line_20_Auto_20__20_1..."><text:span text:style-name="T29">6</text:span>.<text:tab/>Graphs (rea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
          </table:table-cell>
          <table:table-cell table:style-name="Table4.A1" office:value-type="string">
            <text:p text:style-name="Code"><text:s text:c="5"/>6 <text:s text:c="6"/>2</text:p>
            <text:p text:style-name="Code"><text:s/>A <text:span text:style-name="T16">&lt;</text:span><text:span text:style-name="T8">---</text:span><text:span text:style-name="T10">&gt;</text:span> B <text:span text:style-name="T16">&lt;</text:span><text:span text:style-name="T8">----</text:span> C</text:p>
            <text:p text:style-name="Code"><text:s/>| <text:s text:c="6"/>| <text:s text:c="6"/>|</text:p>
            <text:p text:style-name="Code">2<text:span text:style-name="T17">|</text:span> <text:s text:c="6"/><text:span text:style-name="T8">|1 <text:s text:c="5"/>|1</text:span></text:p>
            <text:p text:style-name="Code"><text:s/>| <text:s text:c="6"/>| <text:s text:c="6"/>|</text:p>
            <text:p text:style-name="Code"><text:s/><text:span text:style-name="T16">V</text:span> <text:s text:c="2"/>8 <text:s text:c="2"/><text:span text:style-name="T16">V</text:span> <text:s text:c="2"/>2 <text:s text:c="2"/><text:span text:style-name="T16">V</text:span></text:p>
            <text:p text:style-name="Code"><text:s/>E -<text:span text:style-name="T8">---</text:span><text:span text:style-name="T10">&gt;</text:span> F <text:span text:style-name="T10">&lt;</text:span>---- G</text:p>
            <text:p text:style-name="Code"><text:s/>| <text:s text:c="6"/><text:span text:style-name="T16">^</text:span><text:span text:style-name="T8"> <text:s text:c="6"/>|</text:span></text:p>
            <text:p text:style-name="Code">3| <text:s text:c="6"/>|2 <text:s text:c="5"/>|5</text:p>
            <text:p text:style-name="Code"><text:s/>| <text:s text:c="6"/>| <text:s text:c="6"/>|</text:p>
            <text:p text:style-name="Code"><text:s/><text:span text:style-name="T10">V</text:span> <text:s text:c="2"/>1 <text:s text:c="2"/>| <text:s text:c="2"/>1 <text:s text:c="2"/><text:span text:style-name="T10">V</text:span></text:p>
            <text:p text:style-name="Code"><text:s/>H ----<text:span text:style-name="T10">&gt;</text:span> I ----<text:span text:style-name="T10">&gt;</text:span> J</text:p>
          </table:table-cell>
          <table:table-cell table:style-name="Table4.A1" office:value-type="string">
            <text:p text:style-name="P2"/>
          </table:table-cell>
        </table:table-row>
      </table:table>
      <text:p text:style-name="P12">For the graph shown above, answer the following questions:</text:p>
      <text:p text:style-name="P20"><text:span text:style-name="T5">a)</text:span> Is the graph directed or undirected?<text:tab/>_____________________________________________________</text:p>
      <text:p text:style-name="P20"/>
      <text:p text:style-name="P20"><text:span text:style-name="T5">b)</text:span> Is the graph weighted or unweighted?<text:tab/>_____________________________________________________</text:p>
      <text:p text:style-name="P20"/>
      <text:p text:style-name="P19"><text:span text:style-name="T5">c)</text:span> Is the graph connected or unconnected?<text:tab/>_____________________________________________________<text:line-break/><text:tab/>If it is not connected, give an example of why not.</text:p>
      <text:p text:style-name="P19"/>
      <text:p text:style-name="P19"><text:span text:style-name="T5">d)</text:span> Is the graph cyclic or acyclic?<text:tab/>_____________________________________________________<text:line-break/><text:tab/>If it is cyclic, give an example of a cycle.</text:p>
      <text:p text:style-name="P19"/>
      <text:p text:style-name="P6"><text:span text:style-name="T5">e)</text:span> What is the degree of each vertex?<text:tab/>_____________________________________________________<text:line-break/><text:tab/>If it is directed, what is the in-degree and out-degree of each vertex?</text:p>
      <text:p text:style-name="P6"/>
      <text:p text:style-name="P19"><text:span text:style-name="T5">f)</text:span> Write a complete <text:span text:style-name="T2">adjacency list </text:span>and <text:span text:style-name="T2">adjacency matrix </text:span>representation of the graph.</text:p>
      <text:p text:style-name="P7"/>
      <text:p text:style-name="P7"/>
      <text:p text:style-name="Problem_20_Question"><text:span text:style-name="T5">g)</text:span> Write the order that a <text:span text:style-name="T2">depth-first search</text:span> (DFS) would visit vertexes if it were looking for a path from vertex A to vertex I. <text:s/>Also write the path it would return. <text:s/>Assume that any "for-each" loop over neighbors returns them in ABC order.</text:p>
      <text:p text:style-name="Problem_20_Question"/>
      <text:p text:style-name="Problem_20_Question"><text:span text:style-name="T5">h)</text:span> Write the order that a <text:span text:style-name="T2">breadth-first search</text:span> (BFS) would visit vertexes if it were looking for a path from vertex C to vertex H. <text:s/>Also write the path it would return. <text:s/>Assume that any "for-each" loop over neighbors returns them in ABC order.</text:p>
      <text:p text:style-name="P7"/>
      <text:p text:style-name="Style_20_Question_20_Heading_20__2b__20_Box_3a__20__28_Shadowed_20_Single_20_solid_20_line_20_Auto_20__20_1..."><text:span text:style-name="T29">7</text:span>.<text:tab/>Graphs (write)</text:p>
      <text:p text:style-name="Question_20_First_20_Paragraph">Write a function <text:span text:style-name="Code_20_Fragment"><text:span text:style-name="T5">containsBidiPath</text:span></text:span> that accepts two parameters: a reference to a <text:span text:style-name="Code_20_Fragment">BasicGraph</text:span>, and a reference to a <text:span text:style-name="Code_20_Fragment">Vector</text:span> of pointers to vertexes representing a path; and returns <text:span text:style-name="Code_20_Fragment">true</text:span> if that path is can be traveled in the graph <text:span text:style-name="T2">in both directions</text:span>, or <text:span text:style-name="Code_20_Fragment">false</text:span> if not. <text:s/>In other words, you would return <text:span text:style-name="HTML_20_Code">true</text:span> if every vertex in the path is found in the graph, and where there is an edge between each neighboring pair of vertexes in the path along the way from start to end, and also back from the end to the start.</text:p>
      <text:p text:style-name="Question">For example, if your function were passed given the graph below and the path {A, B, F, G}, you would return <text:span text:style-name="Code_20_Fragment">true</text:span> because all of those vertexes are part of the graph and you can travel that path from A to G and back from G to A. <text:s/>If you were passed the same graph and the path {A, E, F, I}, you would return <text:span text:style-name="Code_20_Fragment">false</text:span> because that path does not go back from I to A. <text:s/>If you were passed the path {A, X, Z, B}, you would return <text:span text:style-name="Code_20_Fragment">false</text:span> because X and Z are not in the graph. <text:s/>You should not construct any auxiliary data structures while solving this problem, but you can construct as many simple variables as you like. <text:s/>You should not modify the state of the graph passed in. <text:s/>You may assume that the graph's state is valid, and that the path and its elements are not<text:span text:style-name="T24"> null</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
          </table:table-cell>
          <table:table-cell table:style-name="Table5.A1" office:value-type="string">
            <text:p text:style-name="P2"><text:s/>A <text:span text:style-name="T15">&lt;</text:span><text:span text:style-name="T8">---</text:span><text:span text:style-name="T9">&gt;</text:span> B <text:span text:style-name="T15">&lt;</text:span><text:span text:style-name="T8">---</text:span><text:span text:style-name="T9">&gt;</text:span> C</text:p>
            <text:p text:style-name="P3"><text:s/>| <text:s text:c="6"/><text:span text:style-name="T15">^</text:span> <text:s text:c="6"/>|</text:p>
            <text:p text:style-name="Code"><text:s/>| <text:s text:c="6"/><text:span text:style-name="T8">| <text:s text:c="6"/>|</text:span></text:p>
            <text:p text:style-name="P3"><text:s/>| <text:s text:c="6"/>| <text:s text:c="6"/>|</text:p>
            <text:p text:style-name="P3"><text:s/><text:span text:style-name="T15">V</text:span> <text:s text:c="6"/><text:span text:style-name="T15">V</text:span> <text:s text:c="6"/><text:span text:style-name="T15">V</text:span></text:p>
            <text:p text:style-name="Code"><text:s/>E -<text:span text:style-name="T8">---</text:span><text:span text:style-name="T9">&gt;</text:span> F <text:span text:style-name="T9">&lt;</text:span>---<text:span text:style-name="T9">&gt;</text:span> G</text:p>
            <text:p text:style-name="Code"><text:s/>| <text:s text:c="6"/>|</text:p>
            <text:p text:style-name="Code"><text:s/>| <text:s text:c="6"/>|</text:p>
            <text:p text:style-name="Code"><text:s/>| <text:s text:c="6"/>|</text:p>
            <text:p text:style-name="Code"><text:s/><text:span text:style-name="T9">V</text:span> <text:s text:c="6"/><text:span text:style-name="T9">V</text:span></text:p>
            <text:p text:style-name="Code"><text:s/>H <text:span text:style-name="T9">&lt;</text:span>---<text:span text:style-name="T8">-</text:span> I</text:p>
          </table:table-cell>
          <table:table-cell table:style-name="Table5.A1" office:value-type="string">
            <text:p text:style-name="P2"/>
          </table:table-cell>
        </table:table-row>
      </table:table>
      <text:p text:style-name="Bottom_20_of_20_Problem"/>
      <text:p text:style-name="P33"><text:span text:style-name="T29">8</text:span>.<text:tab/><text:bookmark-start text:name="OLE_LINK38"/><text:bookmark-start text:name="OLE_LINK39"/>Inheritance and Polymorphism (read)</text:p>
      <table:table table:name="Table6" table:style-name="Table6">
        <table:table-column table:style-name="Table6.A"/>
        <table:table-column table:style-name="Table6.B"/>
        <table:table-row table:style-name="Table6.1">
          <table:table-cell table:style-name="Table6.A1" office:value-type="string">
            <text:p text:style-name="P22">Consider the following classes; assume that each is defined in its own file.</text:p>
            <text:p text:style-name="Code_20_not_20_indented"/>
            <text:p text:style-name="Style_20_Code_20_not_20_indented_20__2b__20__28_Latin_29__20_9_20_pt"><text:span text:style-name="T11">class </text:span><text:span text:style-name="T12">Eddie</text:span><text:span text:style-name="T11"> : public Kurt {</text:span></text:p>
            <text:p text:style-name="P29">public:</text:p>
            <text:p text:style-name="P29"><text:s text:c="4"/>virtual void b() {</text:p>
            <text:p text:style-name="P29"><text:s text:c="8"/>a();</text:p>
            <text:p text:style-name="P29"><text:s text:c="8"/>cout &lt;&lt; "E B" &lt;&lt; endl;</text:p>
            <text:p text:style-name="P29"><text:s text:c="4"/>}</text:p>
            <text:p text:style-name="P29"/>
            <text:p text:style-name="P29"><text:s text:c="4"/>virtual void c() {</text:p>
            <text:p text:style-name="P29"><text:s text:c="8"/>cout &lt;&lt; "E C" &lt;&lt; endl;</text:p>
            <text:p text:style-name="P29"><text:s text:c="4"/>}</text:p>
            <text:p text:style-name="P29">};</text:p>
            <text:p text:style-name="P29"/>
            <text:p text:style-name="Style_20_Code_20_not_20_indented_20__2b__20__28_Latin_29__20_9_20_pt"><text:span text:style-name="T11">class </text:span><text:span text:style-name="T12">Kurt</text:span><text:span text:style-name="T11"> {</text:span></text:p>
            <text:p text:style-name="P29">public:</text:p>
            <text:p text:style-name="P29"><text:s text:c="4"/><text:span text:style-name="T14">virtual </text:span>void a() {</text:p>
            <text:p text:style-name="P29"><text:s text:c="8"/>cout &lt;&lt; "K A" &lt;&lt; endl;</text:p>
            <text:p text:style-name="P29"><text:s text:c="8"/>c();</text:p>
            <text:p text:style-name="P29"><text:s text:c="4"/>}</text:p>
            <text:p text:style-name="P29"/>
            <text:p text:style-name="P29"><text:s text:c="4"/>virtual void c() {</text:p>
            <text:p text:style-name="P29"><text:s text:c="8"/>cout &lt;&lt; "K C" &lt;&lt; endl;</text:p>
            <text:p text:style-name="P29"><text:s text:c="4"/>}</text:p>
            <text:p text:style-name="P29">};</text:p>
            <text:p text:style-name="P29"/>
            <text:p text:style-name="Style_20_Code_20_not_20_indented_20__2b__20__28_Latin_29__20_9_20_pt"><text:span text:style-name="T11">class </text:span><text:span text:style-name="T12">Chris</text:span><text:span text:style-name="T11"> : public Jerry {</text:span></text:p>
            <text:p text:style-name="P29">public:</text:p>
            <text:p text:style-name="P29"><text:s text:c="4"/>virtual void b() {</text:p>
            <text:p text:style-name="P29"><text:s text:c="8"/>a();</text:p>
            <text:p text:style-name="P29"><text:s text:c="8"/>cout &lt;&lt; "C B" &lt;&lt; endl;</text:p>
            <text:p text:style-name="P29"><text:s text:c="4"/>}</text:p>
            <text:p text:style-name="P29"/>
            <text:p text:style-name="P29"><text:s text:c="4"/>virtual void c() {</text:p>
            <text:p text:style-name="P29"><text:s text:c="8"/>cout &lt;&lt; "C C" &lt;&lt; endl;</text:p>
            <text:p text:style-name="P29"><text:s text:c="8"/>Jerry::c();</text:p>
            <text:p text:style-name="P29"><text:s text:c="4"/>}</text:p>
            <text:p text:style-name="P29"/>
            <text:p text:style-name="P29"><text:s text:c="4"/>virtual void d() {</text:p>
            <text:p text:style-name="P29"><text:s text:c="8"/>cout &lt;&lt; "C D" &lt;&lt; endl;</text:p>
            <text:p text:style-name="P29"><text:s text:c="8"/>c();</text:p>
            <text:p text:style-name="P29"><text:s text:c="4"/>}</text:p>
            <text:p text:style-name="P29">};</text:p>
            <text:p text:style-name="P29"/>
            <text:p text:style-name="Style_20_Code_20_not_20_indented_20__2b__20__28_Latin_29__20_9_20_pt"><text:span text:style-name="T11">class </text:span><text:span text:style-name="T12">Jerry</text:span><text:span text:style-name="T11"> : public Kurt {</text:span></text:p>
            <text:p text:style-name="P29">public:</text:p>
            <text:p text:style-name="P29"><text:s text:c="4"/><text:span text:style-name="T14">virtual </text:span>void a() {</text:p>
            <text:p text:style-name="P29"><text:s text:c="8"/>cout &lt;&lt; "J A" &lt;&lt; endl;</text:p>
            <text:p text:style-name="P29"><text:s text:c="4"/>}</text:p>
            <text:p text:style-name="P29"/>
            <text:p text:style-name="P29"><text:s text:c="4"/>virtual void c() {</text:p>
            <text:p text:style-name="P29"><text:s text:c="8"/>cout &lt;&lt; "J C" &lt;&lt; endl;</text:p>
            <text:p text:style-name="P29"><text:s text:c="8"/>Kurt::c();</text:p>
            <text:p text:style-name="P29"><text:s text:c="4"/>}</text:p>
            <text:p text:style-name="P29">};</text:p>
            <text:p text:style-name="P25"/>
          </table:table-cell>
          <table:table-cell table:style-name="Table6.B1" office:value-type="string">
            <text:p text:style-name="P22">Now assume that the following variables are defined:</text:p>
            <text:p text:style-name="Code_20_not_20_indented">Kurt* <text:s/>var1 = new Jerry();</text:p>
            <text:p text:style-name="Code_20_not_20_indented">Jerry* var2 = new Chris();</text:p>
            <text:p text:style-name="Code_20_not_20_indented">Kurt* <text:s/>var3 = new Eddie();</text:p>
            <text:p text:style-name="Code_20_not_20_indented">Kurt* <text:s/>var4 = new Chris();</text:p>
            <text:p text:style-name="Code_20_not_20_indented">Kurt* <text:s/>var5 = new Kurt();</text:p>
            <text:p text:style-name="P8">In the table below, indicate in the right-hand column the output produced by the statement in the left-hand column. <text:s/>If the statement produces more than one line of output, indicate the line breaks with slashes as in "x / y / z" to indicate three lines of output with "x" followed by "y" followed by "z". <text:s/>If the statement does not compile, write "compiler error". <text:s/>If a statement would crash at runtime or cause unpredictable behavior, write "crash".</text:p>
            <table:table table:name="Table7" table:style-name="Table7">
              <table:table-column table:style-name="Table7.A"/>
              <table:table-column table:style-name="Table7.B"/>
              <table:table-row table:style-name="Table7.1">
                <table:table-cell table:style-name="Table7.A1" office:value-type="string">
                  <text:p text:style-name="P28">Statement</text:p>
                  <text:p text:style-name="P26"><text:span text:style-name="Code_20_Fragment"><text:span text:style-name="T7">var1-&gt;a();</text:span></text:span></text:p>
                  <text:p text:style-name="P26"><text:span text:style-name="Code_20_Fragment"><text:span text:style-name="T7">var1-&gt;b();</text:span></text:span></text:p>
                  <text:p text:style-name="P26"><text:span text:style-name="Code_20_Fragment"><text:span text:style-name="T7">var1-&gt;c();</text:span></text:span></text:p>
                  <text:p text:style-name="P26"><text:span text:style-name="Code_20_Fragment"><text:span text:style-name="T7">var2-&gt;a();</text:span></text:span></text:p>
                  <text:p text:style-name="P26"><text:span text:style-name="Code_20_Fragment"><text:span text:style-name="T7">var2-&gt;b();</text:span></text:span></text:p>
                  <text:p text:style-name="P26"><text:span text:style-name="Code_20_Fragment"><text:span text:style-name="T7">var2-&gt;c();</text:span></text:span></text:p>
                  <text:p text:style-name="P26"><text:span text:style-name="Code_20_Fragment"><text:span text:style-name="T7">var3-&gt;a();</text:span></text:span></text:p>
                  <text:p text:style-name="P26"><text:span text:style-name="Code_20_Fragment"><text:span text:style-name="T7">var3-&gt;b();</text:span></text:span></text:p>
                  <text:p text:style-name="P26"><text:span text:style-name="Code_20_Fragment"><text:span text:style-name="T7">var4-&gt;a();</text:span></text:span></text:p>
                  <text:p text:style-name="P26"><text:span text:style-name="Code_20_Fragment"><text:span text:style-name="T7">var5-&gt;a();</text:span></text:span></text:p>
                  <text:p text:style-name="P26"><text:span text:style-name="Code_20_Fragment"><text:span text:style-name="T7">((Jerry*) var1)-&gt;a();</text:span></text:span></text:p>
                  <text:p text:style-name="P26"><text:span text:style-name="Code_20_Fragment"><text:span text:style-name="T7">((Jerry*) var1)-&gt;b();</text:span></text:span></text:p>
                  <text:p text:style-name="P26"><text:span text:style-name="Code_20_Fragment"><text:span text:style-name="T7">((Chris*) var2)-&gt;d();</text:span></text:span></text:p>
                  <text:p text:style-name="P26"><text:span text:style-name="Code_20_Fragment"><text:span text:style-name="T7">((Eddie*) var3)-&gt;b();</text:span></text:span></text:p>
                  <text:p text:style-name="P26"><text:span text:style-name="Code_20_Fragment"><text:span text:style-name="T7">((Jerry*) var4)-&gt;a();</text:span></text:span></text:p>
                  <text:p text:style-name="P26"><text:span text:style-name="Code_20_Fragment"><text:span text:style-name="T7">((Jerry*) var4)-&gt;b();</text:span></text:span></text:p>
                  <text:p text:style-name="P26"><text:span text:style-name="Code_20_Fragment"><text:span text:style-name="T7">((Jerry*) var5)-&gt;b();</text:span></text:span></text:p>
                </table:table-cell>
                <table:table-cell table:style-name="Table7.A1" office:value-type="string">
                  <text:p text:style-name="P27">Output</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ext:p text:style-name="P26"><text:span text:style-name="Code_20_Fragment">____________________________</text:span></text:p>
                </table:table-cell>
              </table:table-row>
            </table:table>
          </table:table-cell>
        </table:table-row>
      </table:table>
      <text:p text:style-name="Bottom_20_of_20_Problem"/>
      <text:p text:style-name="P34"><text:bookmark-end text:name="OLE_LINK38"/><text:bookmark-end text:name="OLE_LINK39"/><text:span text:style-name="T29">9</text:span>.<text:tab/>Object-Oriented Programming <text:span text:style-name="T19">and Inheritance </text:span>(write)</text:p>
      <text:p text:style-name="Problem_20_Question_20_First">You have been asked to extend an existing class <text:span text:style-name="Code_20_Fragment">Dice</text:span> representing a set of 6-sided dice that can be rolled by a player. <text:s/></text:p>
      <table:table table:name="Table8" table:style-name="Table8">
        <table:table-column table:style-name="Table8.A"/>
        <table:table-column table:style-name="Table8.B"/>
        <table:table-row table:style-name="Table8.1">
          <table:table-cell table:style-name="Table8.A1" office:value-type="string">
            <text:p text:style-name="P10">Member</text:p>
          </table:table-cell>
          <table:table-cell table:style-name="Table8.B1" office:value-type="string">
            <text:p text:style-name="P10">Description</text:p>
          </table:table-cell>
        </table:table-row>
        <table:table-row table:style-name="Table8.1">
          <table:table-cell table:style-name="Table8.A1" office:value-type="string">
            <text:p text:style-name="P4"><text:span text:style-name="Code_20_Fragment">private: int* diceValues</text:span></text:p>
          </table:table-cell>
          <table:table-cell table:style-name="Table8.B1" office:value-type="string">
            <text:p text:style-name="P5">an array of all dice values rolled</text:p>
          </table:table-cell>
        </table:table-row>
        <table:table-row table:style-name="Table8.1">
          <table:table-cell table:style-name="Table8.A1" office:value-type="string">
            <text:p text:style-name="P4"><text:span text:style-name="Code_20_Fragment">private: int count</text:span></text:p>
          </table:table-cell>
          <table:table-cell table:style-name="Table8.B1" office:value-type="string">
            <text:p text:style-name="P4"><text:span text:style-name="T13">length of </text:span><text:span text:style-name="HTML_20_Code">diceValues</text:span><text:span text:style-name="T13"> array</text:span></text:p>
          </table:table-cell>
        </table:table-row>
        <table:table-row table:style-name="Table8.1">
          <table:table-cell table:style-name="Table8.A1" office:value-type="string">
            <text:p text:style-name="P4"><text:span text:style-name="Code_20_Fragment"><text:span text:style-name="T5">Dice</text:span></text:span><text:span text:style-name="Code_20_Fragment">(int count)</text:span></text:p>
          </table:table-cell>
          <table:table-cell table:style-name="Table8.B1" office:value-type="string">
            <text:p text:style-name="P5">constructs a dice roller to roll the given # of dice;<text:line-break/>all dice initially have the value of 6</text:p>
          </table:table-cell>
        </table:table-row>
        <table:table-row table:style-name="Table8.1">
          <table:table-cell table:style-name="Table8.A1" office:value-type="string">
            <text:p text:style-name="P4"><text:span text:style-name="Code_20_Fragment">virtual int </text:span><text:span text:style-name="Code_20_Fragment"><text:span text:style-name="T6">getC</text:span></text:span><text:span text:style-name="Code_20_Fragment"><text:span text:style-name="T5">ount</text:span></text:span><text:span text:style-name="Code_20_Fragment">() const</text:span></text:p>
          </table:table-cell>
          <table:table-cell table:style-name="Table8.B1" office:value-type="string">
            <text:p text:style-name="P5">returns # of dice as passed to constructor</text:p>
          </table:table-cell>
        </table:table-row>
        <table:table-row table:style-name="Table8.1">
          <table:table-cell table:style-name="Table8.A1" office:value-type="string">
            <text:p text:style-name="P4"><text:span text:style-name="Code_20_Fragment">virtual int </text:span><text:span text:style-name="Code_20_Fragment"><text:span text:style-name="T5">getValue</text:span></text:span><text:span text:style-name="Code_20_Fragment">(int index) const</text:span></text:p>
          </table:table-cell>
          <table:table-cell table:style-name="Table8.B1" office:value-type="string">
            <text:p text:style-name="P5">returns the die value (1-6) at the given 0-based index</text:p>
          </table:table-cell>
        </table:table-row>
        <table:table-row table:style-name="Table8.1">
          <table:table-cell table:style-name="Table8.A1" office:value-type="string">
            <text:p text:style-name="P4"><text:span text:style-name="Code_20_Fragment">virtual void </text:span><text:span text:style-name="Code_20_Fragment"><text:span text:style-name="T5">roll</text:span></text:span><text:span text:style-name="Code_20_Fragment">(int index)</text:span></text:p>
          </table:table-cell>
          <table:table-cell table:style-name="Table8.B1" office:value-type="string">
            <text:p text:style-name="P5">rolls the given die to give it a new random value (1-6)</text:p>
          </table:table-cell>
        </table:table-row>
        <table:table-row table:style-name="Table8.1">
          <table:table-cell table:style-name="Table8.A1" office:value-type="string">
            <text:p text:style-name="P4"><text:span text:style-name="Code_20_Fragment">virtual int </text:span><text:span text:style-name="Code_20_Fragment"><text:span text:style-name="T5">total</text:span></text:span><text:span text:style-name="Code_20_Fragment">() const</text:span></text:p>
          </table:table-cell>
          <table:table-cell table:style-name="Table8.B1" office:value-type="string">
            <text:p text:style-name="P5">returns sum of all current dice values in this dice roller</text:p>
          </table:table-cell>
        </table:table-row>
        <table:table-row table:style-name="Table8.1">
          <table:table-cell table:style-name="Table8.A1" office:value-type="string">
            <text:p text:style-name="P4"><text:span text:style-name="Code_20_Fragment">virtual string </text:span><text:span text:style-name="Code_20_Fragment"><text:span text:style-name="T5">toString</text:span></text:span><text:span text:style-name="Code_20_Fragment">() const</text:span></text:p>
          </table:table-cell>
          <table:table-cell table:style-name="Table8.B1" office:value-type="string">
            <text:p text:style-name="P4"><text:span text:style-name="T13">returns string of dice values, e.g. </text:span><text:span text:style-name="Code_20_Fragment">"{4, 1, 6, 5}"</text:span></text:p>
          </table:table-cell>
        </table:table-row>
        <table:table-row table:style-name="Table8.1">
          <table:table-cell table:style-name="Table8.A1" office:value-type="string">
            <text:p text:style-name="P4"><text:span text:style-name="Code_20_Fragment">ostream&amp; </text:span><text:span text:style-name="Code_20_Fragment"><text:span text:style-name="T5">operator &lt;&lt;</text:span></text:span><text:span text:style-name="Code_20_Fragment">(ostream&amp; out, Dice&amp; dice)</text:span></text:p>
          </table:table-cell>
          <table:table-cell table:style-name="Table8.B1" office:value-type="string">
            <text:p text:style-name="P4"><text:span text:style-name="T13">prints the given dice in its </text:span><text:span text:style-name="HTML_20_Code">toString</text:span><text:span text:style-name="T13"> format</text:span></text:p>
          </table:table-cell>
        </table:table-row>
      </table:table>
      <text:p text:style-name="Problem_20_Question"><text:span text:style-name="T4">Define a new class called </text:span><text:span text:style-name="Code_20_Fragment"><text:span text:style-name="T4">RiggedDice</text:span></text:span><text:span text:style-name="T4"> that extends </text:span><text:span text:style-name="Code_20_Fragment"><text:span text:style-name="T4">Dice</text:span></text:span><text:span text:style-name="T4"> through inheritance</text:span>. <text:s/>Your class represents dice that let a player "cheat" by ensuring that every die always rolls a value that is greater than or equal to a given minimum value.</text:p>
      <text:p text:style-name="Problem_20_Question">You should provide the same member functions as the superclass, as well as the following new public behavior.</text:p>
      <table:table table:name="Table9" table:style-name="Table9">
        <table:table-column table:style-name="Table9.A"/>
        <table:table-column table:style-name="Table9.B"/>
        <table:table-row table:style-name="Table9.1">
          <table:table-cell table:style-name="Table9.A1" office:value-type="string">
            <text:p text:style-name="P10">Constructor/member function</text:p>
          </table:table-cell>
          <table:table-cell table:style-name="Table9.B1" office:value-type="string">
            <text:p text:style-name="P10">Description</text:p>
          </table:table-cell>
        </table:table-row>
        <table:table-row table:style-name="Table9.1">
          <table:table-cell table:style-name="Table9.A1" office:value-type="string">
            <text:p text:style-name="P4"><text:span text:style-name="Code_20_Fragment"><text:span text:style-name="T5">RiggedDice</text:span></text:span><text:span text:style-name="Code_20_Fragment">(int count, int min)</text:span></text:p>
          </table:table-cell>
          <table:table-cell table:style-name="Table9.B1" office:value-type="string">
            <text:p text:style-name="P5">constructs a rigged dice roller to roll the given # of dice, using the given minimum value for all future rolls;<text:line-break/>all dice initially have the value 6 <text:s/>(if the minimum value is not between 1-6, throw an integer exception)</text:p>
          </table:table-cell>
        </table:table-row>
        <table:table-row table:style-name="Table9.1">
          <table:table-cell table:style-name="Table9.A1" office:value-type="string">
            <text:p text:style-name="P4"><text:span text:style-name="Code_20_Fragment">virtual int </text:span><text:span text:style-name="Code_20_Fragment"><text:span text:style-name="T5">getMin</text:span></text:span><text:span text:style-name="Code_20_Fragment">() const</text:span></text:p>
          </table:table-cell>
          <table:table-cell table:style-name="Table9.B1" office:value-type="string">
            <text:p text:style-name="P5">returns minimum roll value as passed to constructor</text:p>
          </table:table-cell>
        </table:table-row>
      </table:table>
      <text:p text:style-name="P18">For all inherited behavior, <text:span text:style-name="Code_20_Fragment">RiggedDice</text:span> should behave like a <text:span text:style-name="Code_20_Fragment">Dice</text:span> object except for the following differences.<text:line-break/>You may need to override or replace existing behavior in order to implement these changes.</text:p>
      <text:list xml:id="list165308037180117" text:continue-numbering="true" text:style-name="WW8Num13">
        <text:list-item>
          <text:p text:style-name="P46">Every time a die is <text:span text:style-name="T5">rolled</text:span>, you must ensure that the value rolled is greater than or equal to the minimum value passed to your constructor. <text:s/>Do this by re-rolling the die if the value is too small, as many times as necessary.</text:p>
        </text:list-item>
        <text:list-item>
          <text:p text:style-name="P46">The rigged dice should return a <text:span text:style-name="T5">total</text:span> that lies and claims to be 1 higher than the actual total. <text:s/>For example, if the sum of the values on the dice add up to 13, your rigged dice object's <text:span text:style-name="Code_20_Fragment">total</text:span> returned should be 14.</text:p>
        </text:list-item>
        <text:list-item>
          <text:p text:style-name="P46">When a rigged dice object's <text:span text:style-name="HTML_20_Code">toString</text:span> is called or when it is printed, it should display that the dice are rigged, then the dice values, then the minimum dice value, such as, <text:s/><text:span text:style-name="Code_20_Fragment">"rigged {4, 3, 6, 5} min 2"</text:span></text:p>
        </text:list-item>
      </text:list>
      <text:p text:style-name="Problem_20_Question">Also <text:span text:style-name="T4">make </text:span><text:span text:style-name="Code_20_Fragment"><text:span text:style-name="T4">RiggedDice</text:span></text:span><text:span text:style-name="T4"> objects comparable to each other by defining a </text:span><text:span text:style-name="Code_20_Fragment"><text:span text:style-name="T4">&lt;</text:span></text:span><text:span text:style-name="T4"> operator</text:span>. <text:s/><text:span text:style-name="Code_20_Fragment">RiggedDice</text:span> are compared by total dice value in ascending order, breaking ties by minimum roll value in ascending order. <text:s/>In other words, a <text:span text:style-name="Code_20_Fragment">RiggedDice</text:span> with a lower total dice value is considered to be "less than" one with a higher total. <text:s/>If two objects have the same total, the one with a lower min value passed to its constructor is "less than" one with a higher <text:span text:style-name="T18">min value</text:span>. <text:s/>If the two objects have the same total and<text:span text:style-name="T2"> </text:span>the same min, they are considered to be "equal." <text:s/>Though a proper implementation would define other operators such as <text:span text:style-name="HTML_20_Code">&lt;=</text:span>, <text:span text:style-name="HTML_20_Code">&gt;</text:span>, <text:span text:style-name="HTML_20_Code">&gt;=</text:span>, <text:span text:style-name="HTML_20_Code">==</text:span>, and <text:span text:style-name="HTML_20_Code">!=</text:span>, we ask you to define just this one operator.</text:p>
      <text:p text:style-name="Problem_20_Question">Write the .h and .cpp parts of the class separately with a line to separate them. <text:s/>The majority of your score comes from implementing the correct behavior. <text:s/>You should also appropriately utilize the behavior you have inherited from the superclass and not re-implement behavior that already works properly in the superclass. <text:s/>You may assume that the superclass already checks all arguments passed to its constructor and members to make sure that they are valid.</text:p>
      <text:p text:style-name="Bottom_20_of_20_Problem"/>
      <text:p text:style-name="Question"/>
      <text:p text:style-name="Question"/>
      <text:p text:style-name="Question"/>
      <text:p text:style-name="Question"/>
      <text:p text:style-name="Question"/>
      <text:p text:style-name="P24">Copyright © Stanford University<text:span text:style-name="T14"> </text:span>and Marty Stepp.<text:line-break/>Licensed under Creative Commons Attribution 2.5 License. <text:s/>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0555in" fo:margin-bottom="0.0555in" loext:contextual-spacing="false"/>
      <style:text-properties fo:font-size="11pt" style:font-size-asian="11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1665in" fo:margin-bottom="0.0417in" loext:contextual-spacing="false" fo:text-align="center" style:justify-single-word="false" fo:keep-with-next="always"/>
      <style:text-properties style:font-name="Calibri" fo:font-family="Calibri" style:font-family-generic="swiss" style:font-pitch="variable" fo:font-size="16pt" fo:font-weight="bold" style:letter-kerning="true" style:font-size-asian="16pt" style:font-weight-asian="bold" style:font-size-complex="16pt"/>
    </style:style>
    <style:style style:name="Heading_20_3" style:display-name="Heading 3" style:family="paragraph" style:parent-style-name="Standard" style:next-style-name="Standard" style:class="text">
      <style:paragraph-properties fo:margin-top="0.25in" fo:margin-bottom="0.0417in" loext:contextual-spacing="false" fo:keep-with-next="always"/>
      <style:text-properties style:font-name="Calibri" fo:font-family="Calibri"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loext:contextual-spacing="false" fo:text-align="center" style:justify-single-word="false" fo:keep-with-next="always"/>
      <style:text-properties style:font-name="Calibri" fo:font-family="Calibri" style:font-family-generic="swiss" style:font-pitch="variable" fo:font-size="14pt" fo:font-weight="bold" style:font-size-asian="14pt" style:font-weight-asian="bold" style:font-size-complex="14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paragraph" style:parent-style-name="Standard">
      <style:paragraph-properties fo:margin-left="0.25in" fo:margin-right="0in" fo:text-indent="0in" style:auto-text-indent="false"/>
      <style:text-properties style:font-name="Consolas" fo:font-family="Consolas" style:font-family-generic="modern" fo:font-size="10pt" fo:language="zxx" fo:country="none"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0_Level_20_2" style:display-name="Note Level 2" style:family="paragraph" style:parent-style-name="Standard" style:default-outline-level="2">
      <style:paragraph-properties fo:keep-with-next="always"/>
      <style:text-properties style:font-name="Verdana" fo:font-family="Verdana" style:font-family-generic="swiss" style:font-pitch="variable" style:font-name-asian="MS Gothic" style:font-family-asian="'MS Gothic', 'ＭＳ ゴシック'" style:font-family-generic-asian="modern"/>
    </style:style>
    <style:style style:name="Paragraph" style:family="paragraph" style:parent-style-name="Standard">
      <style:paragraph-properties fo:margin-top="0.1665in" fo:margin-bottom="0.1665in" loext:contextual-spacing="false" fo:text-align="justify" style:justify-single-word="false"/>
      <style:text-properties fo:font-size="11pt" style:font-size-asian="11pt" style:font-name-complex="Courier New" style:font-family-complex="'Courier New'" style:font-family-generic-complex="modern"/>
    </style:style>
    <style:style style:name="Question" style:family="paragraph" style:parent-style-name="Paragraph">
      <style:paragraph-properties fo:margin-left="0.25in" fo:margin-right="0in" fo:margin-top="0.0598in" fo:margin-bottom="0.0598in" loext:contextual-spacing="false" fo:text-indent="0in" style:auto-text-indent="false"/>
    </style:style>
    <style:style style:name="Section_20_Problem" style:display-name="Section Problem" style:family="paragraph" style:parent-style-name="Standard">
      <style:paragraph-properties fo:margin-left="0.25in" fo:margin-right="0in" fo:margin-top="0.1665in" fo:margin-bottom="0.1665in" loext:contextual-spacing="false" fo:text-indent="-0.25in" style:auto-text-indent="false"/>
    </style:style>
    <style:style style:name="Normal_20__2b__20_Bold" style:display-name="Normal + Bold" style:family="paragraph" style:parent-style-name="Standard">
      <style:text-properties fo:font-weight="bold" style:font-weight-asian="bold"/>
    </style:style>
    <style:style style:name="Question_20_Header" style:display-name="Question Header" style:family="paragraph" style:parent-style-name="Question" style:next-style-name="Question_20_First_20_Paragraph">
      <style:paragraph-properties fo:margin-left="0in" fo:margin-right="0in" fo:margin-top="0.0835in" fo:margin-bottom="0in" loext:contextual-spacing="false" fo:text-indent="0in" style:auto-text-indent="false">
        <style:tab-stops>
          <style:tab-stop style:position="0.25in"/>
        </style:tab-stops>
      </style:paragraph-properties>
      <style:text-properties fo:font-size="12pt" fo:font-weight="bold" style:font-size-asian="12pt" style:font-weight-asian="bold"/>
    </style:style>
    <style:style style:name="Question_20_First_20_Paragraph" style:display-name="Question First Paragraph" style:family="paragraph" style:parent-style-name="Question" style:next-style-name="Question">
      <style:paragraph-properties fo:margin-top="0.0555in" fo:margin-bottom="0.0835in" loext:contextual-spacing="false"/>
    </style:style>
    <style:style style:name="Code_20_Compressed" style:display-name="Code Compressed" style:family="paragraph" style:parent-style-name="Code">
      <style:paragraph-properties fo:margin-left="0in" fo:margin-right="0in" fo:line-height="0.1252in" fo:text-indent="0in" style:auto-text-indent="false"/>
      <style:text-properties fo:font-size="9pt" style:font-size-asian="9pt"/>
    </style:style>
    <style:style style:name="Design_20_Element_20_UL" style:display-name="Design Element UL" style:family="paragraph" style:parent-style-name="Standard" style:list-style-name="WW8Num13"/>
    <style:style style:name="Code_20_compressed" style:display-name="Code compressed" style:family="paragraph" style:parent-style-name="Code">
      <style:paragraph-properties fo:line-height="0.1252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Problem_20_End" style:display-name="Problem End" style:family="paragraph" style:parent-style-name="Addressee" style:next-style-name="Question_20_Header">
      <style:paragraph-properties fo:padding="0in" fo:border-left="none" fo:border-right="none" fo:border-top="none" fo:border-bottom="0.06pt solid #000000"/>
      <style:text-properties fo:font-size="3pt" style:font-size-asian="3pt"/>
    </style:style>
    <style:style style:name="Untitled1" style:family="paragraph" style:parent-style-name="Question"/>
    <style:style style:name="Spacer" style:family="paragraph" style:parent-style-name="Question">
      <style:paragraph-properties fo:line-height="0.0598in"/>
    </style:style>
    <style:style style:name="Question_20_Heading" style:display-name="Question Heading" style:family="paragraph" style:parent-style-name="Question">
      <style:paragraph-properties fo:margin-left="0.25in" fo:margin-right="0in" fo:margin-top="0in" fo:margin-bottom="0in" loext:contextual-spacing="false" fo:text-align="start" style:justify-single-word="false" fo:hyphenation-ladder-count="no-limit" fo:text-indent="-0.25in" style:auto-text-indent="false"/>
      <style:text-properties style:font-name="Times New Roman" fo:font-family="'Times New Roman'" style:font-family-generic="roman" style:font-pitch="variable" fo:font-size="14pt" fo:font-weight="bold" style:font-size-asian="14pt" style:font-weight-asian="bold" fo:hyphenate="true" fo:hyphenation-remain-char-count="2" fo:hyphenation-push-char-count="2"/>
    </style:style>
    <style:style style:name="Problem_20_Question_20_First" style:display-name="Problem Question First" style:family="paragraph" style:parent-style-name="Standard">
      <style:paragraph-properties fo:margin-left="0.25in" fo:margin-right="0in" fo:margin-top="0.0835in" fo:margin-bottom="0.0835in" loext:contextual-spacing="false" fo:text-align="justify" style:justify-single-word="false" fo:hyphenation-ladder-count="no-limit" fo:text-indent="0in" style:auto-text-indent="false"/>
      <style:text-properties fo:font-size="11pt" style:font-size-asian="11pt" fo:hyphenate="true" fo:hyphenation-remain-char-count="2" fo:hyphenation-push-char-count="2"/>
    </style:style>
    <style:style style:name="Code_20_Indented" style:display-name="Code Indented" style:family="paragraph" style:parent-style-name="Code">
      <style:paragraph-properties fo:margin-left="0.5in" fo:margin-right="0in" fo:hyphenation-ladder-count="no-limit" fo:text-indent="0in" style:auto-text-indent="false"/>
      <style:text-properties fo:language="en" fo:country="US" style:language-asian="zxx" style:country-asian="none" fo:hyphenate="true" fo:hyphenation-remain-char-count="2" fo:hyphenation-push-char-count="2"/>
    </style:style>
    <style:style style:name="Problem_20_Question" style:display-name="Problem Question" style:family="paragraph" style:parent-style-name="Standard">
      <style:paragraph-properties fo:margin-left="0.25in" fo:margin-right="0in" fo:margin-top="0.0835in" fo:margin-bottom="0.0835in" loext:contextual-spacing="false" fo:text-align="justify" style:justify-single-word="false" fo:hyphenation-ladder-count="no-limit" fo:text-indent="0in" style:auto-text-indent="false"/>
      <style:text-properties fo:font-size="11pt" style:font-size-asian="11pt" fo:hyphenate="true" fo:hyphenation-remain-char-count="2" fo:hyphenation-push-char-count="2"/>
    </style:style>
    <style:style style:name="Question_20_Heading_20_Box" style:display-name="Question Heading Box" style:family="paragraph" style:parent-style-name="Question_20_Heading">
      <style:paragraph-properties fo:padding-left="0.0555in" fo:padding-right="0.0555in" fo:padding-top="0.0138in" fo:padding-bottom="0.0138in" fo:border="0.99pt solid #000000" style:shadow="#000000 0.0764in 0.0764in"/>
    </style:style>
    <style:style style:name="Style_20_Question_20_Heading_20__2b__20_Box_3a__20__28_Shadowed_20_Single_20_solid_20_line_20_Auto_20__20_1..." style:display-name="Style Question Heading + Box: (Shadowed Single solid line Auto  1..." style:family="paragraph" style:parent-style-name="Question_20_Heading" style:master-page-name="">
      <style:paragraph-properties style:page-number="auto" fo:break-before="page" fo:padding-left="0.0555in" fo:padding-right="0.0555in" fo:padding-top="0.0138in" fo:padding-bottom="0.0138in" fo:border="0.99pt solid #000000" style:shadow="#000000 0.0764in 0.0764in"/>
      <style:text-properties style:font-name="Garamond" fo:font-family="Garamond" style:font-family-generic="roman" style:font-pitch="variable"/>
    </style:style>
    <style:style style:name="Bottom_20_of_20_Problem" style:display-name="Bottom of Problem" style:family="paragraph" style:parent-style-name="Standard">
      <style:paragraph-properties fo:line-height="0.0555in" fo:hyphenation-ladder-count="no-limit" fo:padding-left="0in" fo:padding-right="0in" fo:padding-top="0in" fo:padding-bottom="0.0138in" fo:border-left="none" fo:border-right="none" fo:border-top="none" fo:border-bottom="0.51pt solid #000000"/>
      <style:text-properties style:font-name="Times New Roman" fo:font-family="'Times New Roman'" style:font-family-generic="roman" style:font-pitch="variable" fo:font-size="4pt" style:font-size-asian="4pt" fo:hyphenate="true" fo:hyphenation-remain-char-count="2" fo:hyphenation-push-char-count="2"/>
    </style:style>
    <style:style style:name="License" style:family="paragraph" style:parent-style-name="Text_20_body" style:next-style-name="Text_20_body">
      <style:paragraph-properties fo:margin-top="0.1201in" fo:margin-bottom="0.0402in" loext:contextual-spacing="false" fo:text-align="center" style:justify-single-word="false" fo:orphans="0" fo:widows="0"/>
      <style:text-properties fo:font-size="11pt" fo:font-style="italic" style:letter-kerning="true" style:font-name-asian="DejaVu Sans" style:font-family-asian="'DejaVu Sans'" style:font-family-generic-asian="swiss" style:font-pitch-asian="variable" style:font-size-asian="11pt" style:font-style-asian="italic" style:language-complex="he" style:country-complex="IL"/>
    </style:style>
    <style:style style:name="Problem_20_Explanation" style:display-name="Problem Explanation" style:family="paragraph" style:parent-style-name="Problem_20_Question_20_First">
      <style:paragraph-properties fo:margin-left="0in" fo:margin-right="0in" fo:margin-top="0.1665in" fo:margin-bottom="0.0835in" loext:contextual-spacing="false" fo:hyphenation-ladder-count="no-limit" fo:text-indent="0in" style:auto-text-indent="false" fo:break-before="page"/>
      <style:text-properties style:font-name="Times New Roman" fo:font-family="'Times New Roman'" style:font-family-generic="roman" style:font-pitch="variable" fo:hyphenate="false" fo:hyphenation-remain-char-count="2" fo:hyphenation-push-char-count="2"/>
    </style:style>
    <style:style style:name="Code_20_not_20_indented" style:display-name="Code not indented" style:family="paragraph" style:parent-style-name="Code">
      <style:paragraph-properties fo:margin-left="0in" fo:margin-right="0in" fo:line-height="0.139in" fo:text-indent="0in" style:auto-text-indent="false"/>
    </style:style>
    <style:style style:name="Code_20_Mystery_20_not_20_indented" style:display-name="Code Mystery not indented" style:family="paragraph" style:parent-style-name="Code_20_not_20_indented">
      <style:paragraph-properties fo:line-height="0.278in">
        <style:tab-stops>
          <style:tab-stop style:position="2.25in"/>
        </style:tab-stops>
      </style:paragraph-properties>
    </style:style>
    <style:style style:name="Code_20_Mystery_20_Heading_20_not_20_indented" style:display-name="Code Mystery Heading not indented" style:family="paragraph" style:parent-style-name="Code_20_Mystery_20_not_20_indented">
      <style:paragraph-properties fo:margin-top="0.0835in" fo:margin-bottom="0in" loext:contextual-spacing="false">
        <style:tab-stops>
          <style:tab-stop style:position="2.25in"/>
          <style:tab-stop style:position="2.4744in"/>
        </style:tab-stops>
      </style:paragraph-properties>
      <style:text-properties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style>
    <style:style style:name="Style_20_Code_20_not_20_indented_20__2b__20__28_Latin_29__20_9_20_pt" style:display-name="Style Code not indented + (Latin) 9 pt" style:family="paragraph" style:parent-style-name="Code_20_not_20_indented">
      <style:text-properties style:font-name="Consolas" fo:font-family="Consolas" style:font-family-generic="modern" fo:font-size="9pt" style:font-name-asian="Consolas" style:font-family-asian="Consolas" style:font-family-generic-asian="modern" style:font-size-asian="9pt" style:font-name-complex="Consolas" style:font-family-complex="Consolas" style:font-family-generic-complex="modern"/>
    </style:style>
    <style:style style:name="Binary_20_Tree_20_in_20_Table" style:display-name="Binary Tree in Table" style:family="paragraph" style:parent-style-name="Code_20_Compressed">
      <style:text-properties fo:font-size="10pt" fo:letter-spacing="-0.0043in" style:font-size-asian="10pt" style:font-size-complex="10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style>
    <style:style style:name="WW8Num20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8z1" style:family="text">
      <style:text-properties style:font-name="OpenSymbol" fo:font-family="OpenSymbol" style:font-pitch="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OpenSymbol" fo:font-family="OpenSymbol" style:font-pitch="variable" style:font-name-complex="OpenSymbol" style:font-family-complex="OpenSymbol" style:font-pitch-complex="variable"/>
    </style:style>
    <style:style style:name="WW8Num29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style>
    <style:style style:name="WW8Num1z2" style:family="text">
      <style:text-properties style:font-name="Courier New" fo:font-family="'Courier New'" style:font-family-generic="modern"/>
    </style:style>
    <style:style style:name="WW8Num1z3"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2" style:family="text">
      <style:text-properties style:font-name="Wingdings" fo:font-family="Wingdings" style:font-pitch="variable" style:font-charset="x-symbol"/>
    </style:style>
    <style:style style:name="WW8Num15z2" style:family="text">
      <style:text-properties style:font-name="Wingdings" fo:font-family="Wingdings" style:font-pitch="variable" style:font-charset="x-symbol"/>
    </style:style>
    <style:style style:name="WW8Num16z2" style:family="text">
      <style:text-properties style:font-name="Wingdings" fo:font-family="Wingdings" style:font-pitch="variable" style:font-charset="x-symbol"/>
    </style:style>
    <style:style style:name="WW8Num18z2" style:family="text">
      <style:text-properties style:font-name="Wingdings" fo:font-family="Wingdings" style:font-pitch="variable" style:font-charset="x-symbol"/>
    </style:style>
    <style:style style:name="WW8Num19z2" style:family="text">
      <style:text-properties style:font-name="Wingdings" fo:font-family="Wingdings" style:font-pitch="variable" style:font-charset="x-symbol"/>
    </style:style>
    <style:style style:name="WW8Num20z2" style:family="text">
      <style:text-properties style:font-name="Wingdings" fo:font-family="Wingdings" style:font-pitch="variable" style:font-charset="x-symbol"/>
    </style:style>
    <style:style style:name="WW8Num21z2" style:family="text">
      <style:text-properties style:font-name="Wingdings" fo:font-family="Wingdings" style:font-pitch="variable" style:font-charset="x-symbol"/>
    </style:style>
    <style:style style:name="WW8Num22z2" style:family="text">
      <style:text-properties style:font-name="Wingdings" fo:font-family="Wingdings" style:font-pitch="variable" style:font-charset="x-symbol"/>
    </style:style>
    <style:style style:name="WW8Num25z2" style:family="text">
      <style:text-properties style:font-name="Wingdings" fo:font-family="Wingdings" style:font-pitch="variable" style:font-charset="x-symbol"/>
    </style:style>
    <style:style style:name="WW8Num26z2" style:family="text">
      <style:text-properties style:font-name="Wingdings" fo:font-family="Wingdings" style:font-pitch="variable" style:font-charset="x-symbol"/>
    </style:style>
    <style:style style:name="WW-Default_20_Paragraph_20_Font" style:display-name="WW-Default Paragraph Font" style:family="text"/>
    <style:style style:name="Code_20_Fragment" style:display-name="Code Fragment" style:family="text" style:parent-style-name="WW-Default_20_Paragraph_20_Font">
      <style:text-properties style:font-name="Consolas" fo:font-family="Consolas" style:font-family-generic="modern" fo:font-size="10pt" fo:language="en" fo:country="US" style:font-size-asian="10pt"/>
    </style:style>
    <style:style style:name="Page_20_Number" style:display-name="Page Number" style:family="text" style:parent-style-name="WW-Default_20_Paragraph_20_Font"/>
    <style:style style:name="HTML_20_Typewriter" style:display-name="HTML Typewriter" style:family="text" style:parent-style-name="WW-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de_20_Char" style:display-name="Code Char" style:family="text" style:parent-style-name="WW-Default_20_Paragraph_20_Font">
      <style:text-properties style:font-name="Courier New" fo:font-family="'Courier New'" style:font-family-generic="modern" fo:language="en" fo:country="US" style:font-size-complex="12pt" style:language-complex="ar" style:country-complex="SA"/>
    </style:style>
    <style:style style:name="Question_20_Char" style:display-name="Question Char" style:family="text" style:parent-style-name="WW-Default_20_Paragraph_20_Font">
      <style:text-properties fo:font-size="11pt" fo:language="en" fo:country="US" style:font-size-asian="11pt" style:font-name-complex="Courier New" style:font-family-complex="'Courier New'" style:font-family-generic-complex="modern" style:font-size-complex="12pt" style:language-complex="ar" style:country-complex="SA"/>
    </style:style>
    <style:style style:name="Question_20_Header_20_Char" style:display-name="Question Header Char" style:family="text" style:parent-style-name="Question_20_Char">
      <style:text-properties fo:font-size="12pt" fo:font-weight="bold" style:font-size-asian="12pt" style:font-weight-asian="bold"/>
    </style:style>
    <style:style style:name="Paragraph_20_Char" style:display-name="Paragraph Char" style:family="text" style:parent-style-name="WW-Default_20_Paragraph_20_Font">
      <style:text-properties fo:font-size="11pt" fo:language="en" fo:country="US" style:font-size-asian="11pt" style:font-name-complex="Courier New" style:font-family-complex="'Courier New'" style:font-family-generic-complex="modern" style:font-size-complex="12pt" style:language-complex="ar" style:country-complex="SA"/>
    </style:style>
    <style:style style:name="Highlighted_20_Code" style:display-name="Highlighted Code" style:family="text" style:parent-style-name="WW-Default_20_Paragraph_20_Font">
      <style:text-properties fo:font-weight="bold" fo:background-color="#ffff99" style:font-weight-asian="bold"/>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Question_20_Heading_20_Char" style:display-name="Question Heading Char" style:family="text">
      <style:text-properties fo:font-size="14pt" fo:language="en" fo:country="US" fo:font-weight="bold" style:font-size-asian="14pt" style:font-weight-asian="bold" style:font-name-complex="Courier New" style:font-family-complex="'Courier New'" style:font-family-generic-complex="modern" style:font-size-complex="12pt" style:language-complex="ar" style:country-complex="SA"/>
    </style:style>
    <style:style style:name="Problem_20_Question_20_Char" style:display-name="Problem Question Char" style:family="text">
      <style:text-properties style:font-name="Garamond" fo:font-family="Garamond" style:font-family-generic="roman" style:font-pitch="variable" fo:font-size="11pt" fo:language="en" fo:country="US" style:font-size-asian="11pt" style:font-size-complex="12pt" style:language-complex="ar" style:country-complex="SA"/>
    </style:style>
    <style:style style:name="Problem_20_Question_20_First_20_Char" style:display-name="Problem Question First Char" style:family="text">
      <style:text-properties style:font-name="Garamond" fo:font-family="Garamond" style:font-family-generic="roman" style:font-pitch="variable" fo:font-size="11pt" fo:language="en" fo:country="US" style:font-size-asian="11pt" style:font-size-complex="12pt" style:language-complex="ar" style:country-complex="SA"/>
    </style:style>
    <style:style style:name="Table_20_Heading_20_Char" style:display-name="Table Heading Char" style:family="text">
      <style:text-properties style:font-name="Garamond" fo:font-family="Garamond" style:font-family-generic="roman" style:font-pitch="variable" fo:font-size="12pt" fo:language="en" fo:country="US" fo:font-weight="bold" style:font-size-asian="12pt" style:font-weight-asian="bold" style:font-size-complex="12pt" style:language-complex="ar" style:country-complex="SA" style:font-weight-complex="bold"/>
    </style:style>
    <style:style style:name="HTML_20_Code" style:display-name="HTML Code" style:family="text" style:parent-style-name="Default_20_Paragraph_20_Font">
      <style:text-properties style:font-name="Consolas" fo:font-family="Consolas" style:font-family-generic="modern" fo:font-size="10pt" style:font-size-asian="10pt" style:font-name-complex="Courier New" style:font-family-complex="'Courier New'" style:font-family-generic-complex="modern" style:font-size-complex="10pt"/>
    </style:style>
    <style:style style:name="Variable_20_Name" style:display-name="Variable Name" style:family="text">
      <style:text-properties style:font-name="Garamond" fo:font-family="Garamond" style:font-family-generic="roman" style:font-pitch="variable" fo:font-size="11pt" fo:font-style="italic" style:font-size-asian="11pt" style:font-style-asian="italic"/>
    </style:style>
    <style:style style:name="Zeichenformat" style:family="text"/>
    <style:style style:name="Comment" style:family="text">
      <style:text-properties fo:color="#008000"/>
    </style:style>
    <style:style style:name="Line_20_numbering" style:display-name="Line numbering" style:family="text">
      <style:text-properties fo:color="#333333" fo:font-size="12pt" fo:letter-spacing="0.0028in" fo:font-style="italic" style:font-size-asian="12pt" style:font-style-asian="italic" style:font-size-complex="1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8z3"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8z3"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0z3"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0z3"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2z3"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2z3"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5z3"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5z3"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9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9z3"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9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9z3"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9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Courier" style:font-pitch="variable"/>
      </text:list-level-style-bullet>
      <text:list-level-style-bullet text:level="3"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OpenSymbol, Courier" style:font-pitch="variable"/>
      </text:list-level-style-bullet>
      <text:list-level-style-bullet text:level="4"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Courier" style:font-pitch="variable"/>
      </text:list-level-style-bullet>
      <text:list-level-style-bullet text:level="6"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OpenSymbol, Courier" style:font-pitch="variable"/>
      </text:list-level-style-bullet>
      <text:list-level-style-bullet text:level="7"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Courier" style:font-pitch="variable"/>
      </text:list-level-style-bullet>
      <text:list-level-style-bullet text:level="9" text:style-name="Zeichenformat" text:bullet-char="▪">
        <style:list-level-properties text:list-level-position-and-space-mode="label-alignment">
          <style:list-level-label-alignment text:label-followed-by="listtab" text:list-tab-stop-position="2.75in" fo:text-indent="-0.25in" fo:margin-left="2.75in"/>
        </style:list-level-properties>
        <style:text-properties fo:font-family="OpenSymbol, Courie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539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9</text:page-number></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8-19T21:36:00</meta:creation-date>
    <dc:date>2016-12-03T16:53:07.324453050</dc:date>
    <meta:print-date>2016-12-03T15:57:03.167932570</meta:print-date>
    <meta:editing-cycles>141</meta:editing-cycles>
    <meta:editing-duration>PT12H17M</meta:editing-duration>
    <meta:generator>LibreOffice/5.2.2.2$Linux_X86_64 LibreOffice_project/20m0$Build-2</meta:generator>
    <meta:document-statistic meta:table-count="7" meta:image-count="0" meta:object-count="0" meta:page-count="9" meta:paragraph-count="278" meta:word-count="2848" meta:character-count="16979" meta:non-whitespace-character-count="13289"/>
  </office:meta>
</office:document-meta>
</file>